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sectionheading">
      <style:paragraph-properties fo:margin-top="0.0417in" fo:margin-bottom="0.0555in" fo:orphans="2" fo:widows="2"/>
    </style:style>
    <style:style style:name="P13" style:family="paragraph" style:parent-style-name="sectionheading">
      <style:paragraph-properties fo:margin-top="0.028in" fo:margin-bottom="0.0555in" fo:orphans="2" fo:widows="2"/>
    </style:style>
    <style:style style:name="P14" style:family="paragraph" style:parent-style-name="Heading_20_2">
      <style:paragraph-properties fo:margin-top="0in" fo:margin-bottom="0.0555in" fo:orphans="2" fo:widows="2"/>
    </style:style>
    <style:style style:name="P15" style:family="paragraph" style:parent-style-name="Heading_20_3">
      <style:paragraph-properties fo:orphans="2" fo:widows="2"/>
    </style:style>
    <style:style style:name="P16" style:family="paragraph" style:parent-style-name="Heading_20_3">
      <style:paragraph-properties fo:margin-top="0.0417in" fo:margin-bottom="0.0693in" fo:orphans="2" fo:widows="2"/>
    </style:style>
    <style:style style:name="P17" style:family="paragraph" style:parent-style-name="Heading_20_3">
      <style:paragraph-properties fo:margin-top="0.028in" fo:margin-bottom="0.0693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style:font-name="Times New Roman" fo:font-size="10.5pt" style:font-size-asian="10.5pt" style:font-name-complex="Times New Roman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font-size="11.5pt" style:font-size-asian="11.5pt" style:font-size-complex="11.5pt"/>
    </style:style>
    <style:style style:name="T9"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1.75in" svg:y="0in">
        <draw:image xlink:href="Pictures/2000000700000FB5000000C94FDA4EAC.wmf" xlink:type="simple" xlink:show="embed" xlink:actuate="onLoad">
          <text:p/>
        </draw:image>
      </draw:frame>
      <text:h text:style-name="P18" text:outline-level="1">PersistenceManager</text:h>
      <text:p text:style-name="P8"><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text:span text:style-name="T1">PersistenceManager</text:span> and its relationship to the application components, JDO instances, and J2EE Connector.</text:p>
      <text:p text:style-name="P9"><draw:frame draw:style-name="fr1" draw:name="1" text:anchor-type="as-char" svg:width="2.7917in" svg:height="0.1346in" draw:z-index="0"><draw:image xlink:href="Pictures/2000000700000FB5000000C94FDA4EAC.wmf" xlink:type="simple" xlink:show="embed" xlink:actuate="onLoad"/></draw:frame></text:p>
      <text:h text:style-name="P14" text:outline-level="2">Overview</text:h>
      <text:p text:style-name="P2">The JDO <text:span text:style-name="T1">PersistenceManager</text:span> is the primary interface for JDO-aware application components. It is the factory for the <text:span text:style-name="T1">Query</text:span> interface and contains methods for managing the life cycle of persistent instances.</text:p>
      <text:p text:style-name="P2">The JDO <text:span text:style-name="T1">PersistenceManager</text:span>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span text:style-name="T1">PersistenceManager</text:span> or <text:span text:style-name="T1">PersistenceManagerFactory</text:span> is required. The details of the construction of the <text:span text:style-name="T1">PersistenceManager</text:span> or <text:span text:style-name="T1">PersistenceManagerFactory</text:span> are not specified by JDO.</text:p>
      <text:p text:style-name="P9"><draw:frame draw:style-name="fr1" draw:name="2" text:anchor-type="as-char" svg:width="2.7917in" svg:height="0.1346in" draw:z-index="0"><draw:image xlink:href="Pictures/2000000700000FB5000000C94FDA4EAC.wmf" xlink:type="simple" xlink:show="embed" xlink:actuate="onLoad"/></draw:frame></text:p>
      <text:h text:style-name="P14" text:outline-level="2">Goals</text:h>
      <text:p text:style-name="P2">The architecture of the PersistenceManager has the following goals:</text:p>
      <text:p text:style-name="P6">•<text:tab/>No changes to application programs to change to a different vendor’s <text:span text:style-name="T1">PersistenceManager</text:span>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0"><draw:image xlink:href="Pictures/2000000700000FB5000000C94FDA4EAC.wmf" xlink:type="simple" xlink:show="embed" xlink:actuate="onLoad"/></draw:frame></text:p>
      <text:h text:style-name="P14" text:outline-level="2">Architecture: JDO PersistenceManager</text:h>
      <text:p text:style-name="P2">The JDO <text:span text:style-name="T1">PersistenceManager</text:span> instance is visible only to certain application components: those that explicitly manage the life cycle of JDO instances; and those that query for JDO instances. The JDO <text:span text:style-name="T1">PersistenceManager</text:span> is not required to be used by JDO instances.</text:p>
      <text:p text:style-name="P2">There are three primary environments in which the JDO <text:span text:style-name="T1">PersistenceManager</text:span> is architected to work:</text:p>
      <text:p text:style-name="P6"><text:soft-page-break/>•<text:tab/>non-managed (non-application server), minimum function, single transaction, single JDO <text:span text:style-name="T1">PersistenceManager</text:span> where compactness is the primary metric;</text:p>
      <text:p text:style-name="P6">•<text:tab/>non-managed but where extended features are desired, such as multiple <text:span text:style-name="T1">PersistenceManager</text:span>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0"><draw:image xlink:href="Pictures/2000000700000FB5000000C94FDA4EAC.wmf" xlink:type="simple" xlink:show="embed" xlink:actuate="onLoad"/></draw:frame></text:p>
      <text:h text:style-name="P14" text:outline-level="2">Threading</text:h>
      <text:p text:style-name="P2">A12.4-1 [It is a requirement for all JDO implementations to be thread-safe. That is, the behavior of the implementation must be predictable in the presence of multiple application threads. This assertion will generate multiple test cases to be evaluated.] Operations implemented by the <text:span text:style-name="T1">PersistenceManager</text:span>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span text:style-name="T1">PersistenceManager</text:span> is a relatively expensive operation, and not needed in many applications, the application must specify whether multiple threads might access the same <text:span text:style-name="T1">PersistenceManager</text:span> or instances managed by the <text:span text:style-name="T1">PersistenceManager</text:span>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span text:style-name="T1">PersistenceManager</text:span>, <text:span text:style-name="T1">Query</text:span>, etc.) and instances of persistence-capable classes.</text:p>
      <text:p text:style-name="P2">The implementation must not use user-visible instances (instances of <text:span text:style-name="T1">PersistenceManagerFactory</text:span>, <text:span text:style-name="T1">PersistenceManager</text:span>, <text:span text:style-name="T1">Transaction</text:span>, <text:span text:style-name="T1">Query</text:span>, etc.) as synchronization objects, with one exception. A12.4-2 [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p>
      <text:p text:style-name="P9"><draw:frame draw:style-name="fr1" draw:name="5" text:anchor-type="as-char" svg:width="2.7917in" svg:height="0.1346in" draw:z-index="0"><draw:image xlink:href="Pictures/2000000700000FB5000000C94FDA4EAC.wmf" xlink:type="simple" xlink:show="embed" xlink:actuate="onLoad"/></draw:frame></text:p>
      <text:h text:style-name="P14" text:outline-level="2"><text:bookmark text:name="R-1077223"/>Class Loaders<text:span text:style-name="T5">119</text:span></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span text:style-name="T1">getExtent</text:span> with subclasses, this is the loader of the candidate class. </text:p>
      <text:p text:style-name="P6">•<text:tab/>In the case of <text:span text:style-name="T1">getObjectById</text:span>, this is the loader of the object id instance.</text:p>
      <text:p text:style-name="P6">•<text:tab/>Other cases do not have an explicit loader.</text:p>
      <text:p text:style-name="P2">2. The loader returned in the current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A12.5-7 [This loader is saved with the <text:span text:style-name="T1">PersistenceManager</text:span>] and A12.5-8 [cleared when the <text:span text:style-name="T1">PersistenceManager</text:span> is closed.]</text:p>
      <text:p text:style-name="P9"><draw:frame draw:style-name="fr1" draw:name="6" text:anchor-type="as-char" svg:width="2.7917in" svg:height="0.1346in" draw:z-index="0"><draw:image xlink:href="Pictures/2000000700000FB5000000C94FDA4EAC.wmf" xlink:type="simple" xlink:show="embed" xlink:actuate="onLoad"/></draw:frame></text:p>
      <text:h text:style-name="P14" text:outline-level="2">Interface PersistenceManager </text:h>
      <text:p text:style-name="P2">A12.6-1 [A JDO <text:span text:style-name="T1">PersistenceManager</text:span> instance supports any number of JDO instances at a time.] It is responsible for managing the identity of its associated JDO instances. A JDO instance is associated with either zero or one JDO <text:span text:style-name="T1">PersistenceManager</text:span>. A12.5-1 [It will be zero if and only if the JDO instance is in the transient or detached state.] A12.5-2 [As soon as a transient instance is made persistent or transactional, it will be associated with exactly one JDO <text:span text:style-name="T1">PersistenceManager</text:span>.] Detached instances are never associated with a <text:span text:style-name="T1">PersistenceManager</text:span>.</text:p>
      <text:p text:style-name="P2">A JDO <text:span text:style-name="T1">PersistenceManager</text:span> instance supports one transaction at a time, and uses one connection to the underlying data source at a time. The JDO <text:span text:style-name="T1">PersistenceManager</text:span> instance might use multiple transactions serially, and might use multiple connections serially.</text:p>
      <text:p text:style-name="P2">Therefore, to support multiple concurrent connection-oriented data sources in an application, multiple JDO <text:span text:style-name="T1">PersistenceManager</text:span>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PersistenceManager {</text:p>
      <text:p text:style-name="P10">boolean isClosed();</text:p>
      <text:p text:style-name="P10">void close();</text:p>
      <text:p text:style-name="P2"><text:soft-page-break/>A12.5-3 [The <text:span text:style-name="T1">isClosed</text:span> method returns <text:span text:style-name="T1">false</text:span> upon construction of the <text:span text:style-name="T1">PersistenceManager</text:span> instance], or A12.5-4 [upon retrieval of a <text:span text:style-name="T1">PersistenceManager</text:span> from a pool]. A12.5-5 [It returns <text:span text:style-name="T1">true</text:span> only after the <text:span text:style-name="T1">close</text:span> method completes successfully, i.e. the PersistenceManager has been closed.]. After being closed, the <text:span text:style-name="T1">PersistenceManager</text:span>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2">A12.6-2 [In a non-managed environment, if the current transaction is active, close throws JDOUserException.]</text:p>
      <text:p text:style-name="P2">A12.5-6 [After <text:span text:style-name="T1">close</text:span> completes, all methods on the <text:span text:style-name="T1">PersistenceManager</text:span> instance except <text:span text:style-name="T1">isClosed(), close(), and </text:span>get methods throw a <text:span text:style-name="T1">JDOFatalUserException</text:span>.]</text:p>
      <text:h text:style-name="P12" text:outline-level="4"><text:tab/><text:tab/>State Transitions for persistent instances at close</text:h>
      <text:p text:style-name="P2">The behavior of persistent instances at close of the corresponding PersistenceManager is not further defined in this specification. </text:p>
      <text:h text:style-name="P12"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A12.6-3 [Null arguments to APIs that take an <text:span text:style-name="T1">Object</text:span> parameter cause the API to have no effect. ] A12.6-4 [Null arguments to APIs that take <text:span text:style-name="T1">Object[]</text:span> or <text:span text:style-name="T1">Collection</text:span> will cause the API to throw <text:span text:style-name="T1">NullPointerException</text:span>. ] A12.6-5 [Non-null <text:span text:style-name="T1">Object[]</text:span> or <text:span text:style-name="T1">Collection</text:span> arguments that contain null elements will have the documented behavior for non-null elements, and the null elements will be ignored.]</text:p>
      <text:h text:style-name="P16" text:outline-level="3">Cache management</text:h>
      <text:p text:style-name="P2">Normally, cache management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evictAll, these are all persistent-clean instances; for refreshAll, all transactional instances. </text:p>
      <text:h text:style-name="P12" text:outline-level="4"><text:tab/><text:tab/>Evict instances</text:h>
      <text:p text:style-name="P10">void evict (Object pc);</text:p>
      <text:p text:style-name="P10">void evictAll ();</text:p>
      <text:p text:style-name="P10">void evictAll (Object... pcs);</text:p>
      <text:p text:style-name="P10">void evictAll (Collection pcs);</text:p>
      <text:p text:style-name="P10">void evictAll (Class pcClass, boolean subclasses);</text:p>
      <text:p text:style-name="P2"><text:soft-page-break/>Eviction is a hint to the PersistenceManager that the application no longer needs the parameter instances in the cache. Eviction allows the parameter instances to be subsequently garbage collected. A12.5.1-1 [Evicted instances will not have their values retained after transaction completion, regardless of the settings of the <text:span text:style-name="T1">retainValues</text:span> or restoreValues flags. They should be in the hollow state after transaction completion.]</text:p>
      <text:p text:style-name="P2">A12.5.1-2 (PART 1) [If <text:span text:style-name="T1">evictAll</text:span> with no parameters is called, then all persistent-clean instances are evicted (they transition to hollow)]. A12.5.1-3 (PART 1) [If users wish to automatically evict transactional instances at transaction commit time, then they should set <text:span text:style-name="T1">RetainValues</text:span> to <text:span text:style-name="T1">false</text:span>.] A12.6.1-1 [Similarly, to automatically evict transactional instances at transaction rollback time, then they should set <text:span text:style-name="T1">RestoreValues</text:span> to <text:span text:style-name="T1">false</text:span>.]A12.5-7 [Passing a null value to PersistenceManager.evict will have no effect. A NullPointerException should NOT be thrown.]A12.5-9 [Passing a null value to .evictAll will throw a NullPointerException.]A12.5-11 [Passing a non-null Object[] or Collection arguments to evictAll that contain null elements will have the documented behavior for non-null elements, and the null elements will be ignored.]A12.5.1-4 (PART 1) [If PersistenceManager.evictAll is called with a Collection or Object[] parameter, then all referenced instances are evicted.]</text:p>
      <text:p text:style-name="P2">If the parameter instance is detached, then JDOUserException is thrown.</text:p>
      <text:p text:style-name="P2">A12.5.1-2 (PART 2), A12.5.1-3 (PART 2), A12.5.1-4 (PART 2) [For each persistent-clean and persistent-nontransactional instance that the JDO <text:span text:style-name="T1">PersistenceManager</text:span> evicts, it:</text:p>
      <text:p text:style-name="P6">•<text:tab/>calls the <text:span text:style-name="T1">jdoPreClear</text:span> method on each instance, if the class of the instance implements <text:span text:style-name="T1">InstanceCallbacks</text:span></text:p>
      <text:p text:style-name="P6">•<text:tab/>clears persistent fields on each instance (sets the value of the field to its Java default value);</text:p>
      <text:p text:style-name="P6">•<text:tab/>changes the state of instances to hollow or persistent-nontransactional (cannot distinguish between these two states) this is not directly testable..]</text:p>
      <text:p text:style-name="P3"/>
      <text:p text:style-name="P10">Refresh instances</text:p>
      <text:p text:style-name="P10">void refresh (Object pc);</text:p>
      <text:p text:style-name="P10">void refreshAll ();</text:p>
      <text:p text:style-name="P10">void refreshAll (Object... pcs);</text:p>
      <text:p text:style-name="P10">void refreshAll (Collection pcs);</text:p>
      <text:p text:style-name="P10">void refreshAll (JDOException ex);</text:p>
      <text:p text:style-name="P2">A12.5.1-5 [The <text:span text:style-name="T1">refresh </text:span>and <text:span text:style-name="T1">refreshAll</text:span>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refresh.]</text:p>
      <text:p text:style-name="P2"><text:soft-page-break/>When called with a transaction active, the <text:span text:style-name="T1">refreshAll</text:span> method with no parameters causes all transactional instances to be refreshed. If a transaction is not in progress, then this call has no effect.</text:p>
      <text:p text:style-name="P2">If there is a fetch plan in effect, then the fetch plan affects the results of this method. All modified fields and all fields in the current fetch plan are unloaded and then fields in the current fetch plan are fetched from the datastore.</text:p>
      <text:p text:style-name="P2">Note that this method will cause loss of changes made to affected instances by the application due to refreshing the contents from the datastore.]</text:p>
      <text:p text:style-name="P2">When used with the <text:span text:style-name="T1">JDOException</text:span> parameter, the JDO <text:span text:style-name="T1">PersistenceManager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A12.5-8 [Passing a null value to PersistenceManager.REFRESH will have no effect. A NullPointerException should NOT be thrown.]A12.5-10 [Passing a null value to .refreshAll will throw a NullPointerException.]A12.5-12 [Passing a non-null Object[] or Collection arguments to refreshAll that contain null elements will have the documented behavior for non-null elements, and the null elements will be ignored.]</text:p>
      <text:p text:style-name="P2">If the parameter instance is detached, then JDOUserException is thrown.</text:p>
      <text:p text:style-name="P2">A12.5.1-6 [The JDO <text:span text:style-name="T1">PersistenceManager</text:span>:</text:p>
      <text:p text:style-name="P6">•<text:tab/>loads persistent values from the datastore into the instance;</text:p>
      <text:p text:style-name="P6">•<text:tab/>calls the <text:span text:style-name="T1">jdoPostLoad</text:span> method on each persistent instance, if the class of the instance implements <text:span text:style-name="T1">InstanceCallbacks</text:span>; and</text:p>
      <text:p text:style-name="P6">•<text:tab/>changes the state of persistent-dirty instances to persistent-clean] in a datastore transaction; or persistent-nontransactional in an optimistic transaction.</text:p>
      <text:h text:style-name="P13" text:outline-level="4"><text:tab/><text:tab/>Retrieve instances</text:h>
      <text:p text:style-name="P10"><text:bookmark text:name="X-10626104"/>void retrieve(Object pc);</text:p>
      <text:p text:style-name="P10">void retrieve(Object pc, boolean useFetchPlan);</text:p>
      <text:p text:style-name="P10"><text:bookmark text:name="X-10626105"/>void retrieveAll(Collection pcs);</text:p>
      <text:p text:style-name="P10">void retrieveAll(Collection pcs, boolean useFetchPlan);</text:p>
      <text:p text:style-name="P10">void retrieveAll(Object... pcs);</text:p>
      <text:p text:style-name="P10">void retrieveAll(Object[] pcs, boolean useFetchPlan);</text:p>
      <text:p text:style-name="P10">void retrieveAll(boolean useFetchPlan, Object... pcs);</text:p>
      <text:p text:style-name="P2">These methods request the <text:span text:style-name="T1">PersistenceManager</text:span> to load persistent fields into the parameter instances. Subsequent to this call, the application might call <text:span text:style-name="T1">makeTransient</text:span> on the parameter instances, and the fields can no longer be touched by the <text:span text:style-name="T1">PersistenceManager</text:span>. The <text:span text:style-name="T1">PersistenceManager</text:span> might also retrieve related instances according to the current fetch plan or a vendor-specific pre-read policy (not specified by JDO). </text:p>
      <text:p text:style-name="P2">If the useFetchPlan parameter is false, or the method without the useFetchPlan parameter is invoked, all fields must be loaded from the datastore.</text:p>
      <text:p text:style-name="P2"><text:soft-page-break/>If the useFetchPlan parameter is true, and the fetch plan has not been modified from its default setting (see <text:a xlink:type="simple" xlink:href="#R-1015269"><text:bookmark-ref text:reference-format="text" text:ref-name="-1015269N">Error: Reference source not found</text:bookmark-ref></text:a>), then this is a hint to the implementation that only the fields in the current fetch group need to be retrieved. A compliant implementation is permitted to retrieve all fields regardless of the setting of this parameter. After the call with the useFetchPlan parameter true, all fields in the current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span text:style-name="T1">retrieveAll(Object[] pcs, boolean useFetchPlan) </text:span>is deprecated in favor of <text:span text:style-name="T1">retrieveAll(boolean useFetchPlan, Object... pcs)</text:span>.</text:p>
      <text:p text:style-name="P2">The JDO <text:span text:style-name="T1">PersistenceManager</text:span>:</text:p>
      <text:p text:style-name="P6">•<text:span text:style-name="T4"><text:tab/></text:span>A12.6.1-2 [loads persistent values from the datastore into the instance;]</text:p>
      <text:p text:style-name="P6">•<text:span text:style-name="T4"><text:tab/></text:span>A12.6.1-3 [for hollow instances, changes the state to persistent-clean in a datastore transaction;] or A12.6.1-4 [persistent-nontransactional in an optimistic transaction;] </text:p>
      <text:p text:style-name="P6">•<text:span text:style-name="T4"><text:tab/></text:span>A12.6.1-5 [if the class of the instance implements <text:span text:style-name="T1">LoadCallback</text:span> calls <text:span text:style-name="T1">jdoPostLoad</text:span>;]</text:p>
      <text:p text:style-name="P6">•<text:tab/>calls <text:span text:style-name="T1">postLoad</text:span> for all <text:span text:style-name="T1">LifecycleListener</text:span> instances that are registered for load callbacks for the class of the loaded instances.</text:p>
      <text:h text:style-name="P17" text:outline-level="3">Transaction factory interface</text:h>
      <text:p text:style-name="P10">Transaction currentTransaction();</text:p>
      <text:p text:style-name="P2">A12.5.2-1 [The <text:span text:style-name="T1">currentTransaction</text:span> method returns the <text:span text:style-name="T1">Transaction</text:span> instance associated with the <text:span text:style-name="T1">PersistenceManager</text:span>.] A12.5.2-2 [The identical <text:span text:style-name="T1">Transaction</text:span> instance will be returned by all <text:span text:style-name="T1">currentTransaction</text:span> calls to the same <text:span text:style-name="T1">PersistenceManager</text:span> until <text:span text:style-name="T1">close</text:span>.] Note that multiple transactions can be begun and completed (serially) with this same instance.</text:p>
      <text:p text:style-name="P2">A12.5.2-3 [Even if the <text:span text:style-name="T1">Transaction</text:span> instance returned cannot be used for transaction completion (due to external transaction management), it still can be used to set flags.]</text:p>
      <text:h text:style-name="P16" text:outline-level="3">Query factory interface</text:h>
      <text:p text:style-name="P2">The query factory methods are detailed in the Query chapter .</text:p>
      <text:p text:style-name="P10">void setIgnoreCache (boolean flag);</text:p>
      <text:p text:style-name="P10">boolean getIgnoreCache ();</text:p>
      <text:p text:style-name="P2">These methods get and set the value of the <text:span text:style-name="T1">IgnoreCache</text:span> option for all <text:span text:style-name="T1">Query</text:span> instances created by this <text:span text:style-name="T1">PersistenceManager</text:span> [see <text:span text:style-name="T1">Query</text:span> options]. A12.5.3-1 [The PersistenceManager.getIgnoreCache method returns the current value of the IgnoreCache option.] A12.5.3-2 [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 A12.5.3-3 [The PersistenceManager.setIgnoreCache method called with a value of false instructs the query engine that the user expects queries to return results that reflect changed values in the cache.]</text:p>
      <text:p text:style-name="P2"><text:soft-page-break/>The <text:span text:style-name="T1">IgnoreCache</text:span> option also affects the iterator obtained from <text:span text:style-name="T1">Extent</text:span> instances obtained from this <text:span text:style-name="T1">PersistenceManager</text:span>.</text:p>
      <text:p text:style-name="P2">The <text:span text:style-name="T1">IgnoreCache</text:span> option is preserved for query instances constructed from other query instances.</text:p>
      <text:p text:style-name="P3">void setDatastoreReadTimeoutMillis(Integer milliseconds);</text:p>
      <text:p text:style-name="P3">Integer getDatastoreReadTimeoutMillis();</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setDatastoreWriteTimeoutMillis(Integer milliseconds);</text:p>
      <text:p text:style-name="P3">Integer getDatastoreWriteTimeoutMillis();</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6" text:outline-level="3">Extent Management</text:h>
      <text:p text:style-name="P2">Extents are collections of datastore objects managed by the datastore, not by explicit user operations on collections. Extent capability is a boolean property of persistence capable classes and interfaces. A12.5.4-1 [If an instance of a class or interface that has a managed extent is made persistent via reachability, the instance is put into the extent implicitly.] If an instance of a class that implements an interface that has a managed extent is made persistent, then that instance is put into the interface’s extent.</text:p>
      <text:p text:style-name="P5">Extent getExtent (Class persistenceCapable, boolean subclasses);</text:p>
      <text:p text:style-name="P5">Extent getExtent (Class persistenceCapable);</text:p>
      <text:p text:style-name="P2">A12.5.4-2, A12.5.4-3 [The <text:span text:style-name="T1">getExtent</text:span> method returns an <text:span text:style-name="T1">Extent</text:span> that contains all of the instances in the parameter class or interface, and if the subclasses flag is <text:span text:style-name="T1">true</text:span>, all of the instances of the parameter class and its subclasses.] The method with no subclasses parameter is treated as equivalent to <text:span text:style-name="T1">getExtent (persistenceCapable, true)</text:span>.</text:p>
      <text:p text:style-name="P2">A12.6.4-1 [If the metadata does not indicate via the requires-extent attribute in the class or interface element that an extent is managed for the parameter class or interface, then JDOUserException is thrown.] The extent might not include instances of those subclasses for which the metadata indicates that an extent is not managed for the subclass.</text:p>
      <text:p text:style-name="P2">A12.6.4-2 [This method can be called whether or not a transaction is active, regardless of whether NontransactionalRead is supported.] A12.6.4-3 [If NontransactionalRead is not supported, then the iterator method will throw a JDOUnsupportedOptionException if called outside a transaction.]</text:p>
      <text:p text:style-name="P2">It might be a common usage to iterate over the contents of the <text:span text:style-name="T1">Extent</text:span>, and the <text:span text:style-name="T1">Extent</text:span> should be implemented in such a way as to avoid out-of-memory conditions on iteration.</text:p>
      <text:p text:style-name="P2">The primary use for the <text:span text:style-name="T1">Extent</text:span> returned as a result of this method is as a candidate collection parameter to a <text:span text:style-name="T1">Query</text:span> instance. For this usage, the elements in the <text:span text:style-name="T1">Extent</text:span> typically will not be instantiated in the Java VM; it is used only to identify the prospective datastore instances.</text:p>
      <text:h text:style-name="P12" text:outline-level="4"><text:soft-page-break/><text:tab/><text:tab/>Extents of interfaces</text:h>
      <text:p text:style-name="P2">If the Class parameter of the getExtent method is an interface, then the interface must be identified in the metadata as having its extent managed. </text:p>
      <text:p text:style-name="P2"><text:bookmark text:name="X-10603244"/></text:p>
      <text:h text:style-name="P16" text:outline-level="3">JDO Identity management</text:h>
      <text:p text:style-name="P10">Object getObjectById (Object oid);</text:p>
      <text:p text:style-name="P2">The <text:span text:style-name="T1">getObjectById</text:span> method attempts to find an instance in the cache with the specified JDO identity. This method behaves exactly as the method <text:span text:style-name="T1">getObjectById (Object oid, boolean validate)</text:span> with the validate flag set to true. </text:p>
      <text:p text:style-name="P10">Object getObjectById (Object oid, boolean validate);</text:p>
      <text:p text:style-name="P2">The <text:span text:style-name="T1">getObjectById</text:span> method attempts to find an instance in the cache with the specified JDO identity. The <text:span text:style-name="T1">oid</text:span> parameter object might have been returned by an earlier call to <text:span text:style-name="T1">getObjectId</text:span> or <text:span text:style-name="T1">getTransactionalObjectId</text:span>, or might have been constructed by the application. </text:p>
      <text:p text:style-name="P2">A12.5.6-1 [If the <text:span text:style-name="T1">PersistenceManager</text:span> is unable to resolve the <text:span text:style-name="T1">oid</text:span> parameter to an <text:span text:style-name="T1">ObjectId</text:span> instance, then it throws a <text:span text:style-name="T1">JDOUserException</text:span>.] This might occur if the implementation does not support application identity, and the parameter is an instance of an object identity class.</text:p>
      <text:p text:style-name="P2">If the <text:span text:style-name="T1">validate</text:span>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A12.6.5-2 [If the object id represents an interface or abstract class, <text:span text:style-name="T1">JDOUserException</text:span> is thrown.] </text:p>
      <text:p text:style-name="P6">•<text:span text:style-name="T4"><text:tab/></text:span>A12.5.6-2 [If there is already an instance in the cache with the same JDO identity as the oid parameter, then this method returns it.] A12.5.6-3 [There is no change made to the state of the returned instance.] </text:p>
      <text:p text:style-name="P6">•<text:span text:style-name="T4"><text:tab/></text:span>A12.5.6-4 [If there is not an instance already in the cache with the same JDO identity as the oid parameter, then this method creates an instance with the specified JDO identity and returns it. </text:p>
      <text:p text:style-name="P11">• <text:s/>If there is no transaction in progress, the returned instance will be hollow or persistent-nontransactional, at the choice of the implementation.]</text:p>
      <text:p text:style-name="P11">• <text:s/>A12.5.6-5 [If there is a transaction in progress, the returned instance will be hollow, persistent-nontransactional, or persistent-clean, at the choice of the implementation.]</text:p>
      <text:p text:style-name="P6">•<text:span text:style-name="T4"><text:tab/></text:span>A12.6.5-2 [The implementation must not access the datastore to determine the exact class. If the class is not the exact class, then an exception must be thrown subsequently if any field other than the identity field is accessed. ]</text:p>
      <text:p text:style-name="P6">•<text:span text:style-name="T4"><text:tab/></text:span>A12.6.5-1 [If the instance does not exist in the datastore, then this method will not fail. But A12.5.6-6 [a subsequent access of the fields of the instance will throw a <text:span text:style-name="T1">JDOObjectNotFoundException</text:span> if the instance does not exist at that time.] Further, if a relationship is established to this instance, and the instance does not exist when the instance is flushed to the datastore, then the transaction in which the association was made will fail.</text:p>
      <text:p text:style-name="P2"><text:soft-page-break/>If the <text:span text:style-name="T1">validate</text:span> flag is <text:span text:style-name="T1">true</text:span>: </text:p>
      <text:p text:style-name="P6">•<text:span text:style-name="T4"><text:tab/></text:span>A12.5.6-7 [If there is already a transactional instance in the cache with the same jdo identity as the oid parameter, then this method returns it. There is no change made to the state of the returned instance.] </text:p>
      <text:p text:style-name="P6">•<text:span text:style-name="T4"><text:tab/></text:span>A12.5.6-8 [If there is an instance already in the cache with the same jdo identity as the oid parameter, the instance is not transactional, and the instance does not exist in the datastore, then a <text:span text:style-name="T1">JDOObjectNotFoundException</text:span> is thrown.] </text:p>
      <text:p text:style-name="P6">•<text:span text:style-name="T4"><text:tab/></text:span>A12.5.6-9 [If there is not an instance already in the cache with the same jdo identity as the oid parameter, then this method creates an instance with the specified jdo identity, verifies that it exists in the datastore, and returns it. A12.6.5-2 [The class in the object id might be the exact class or an abstract or concrete superclass of the actual instance.] A12.6.5-2 [If the instance does not exist in the datastore, then a <text:span text:style-name="T1">JDOObjectNotFoundException</text:span> is throw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p>
      <text:p text:style-name="P10">Object getObjectId (Object pc);</text:p>
      <text:p text:style-name="P2">A12.5.6-10 [The <text:span text:style-name="T1">getObjectId</text:span> method returns an <text:span text:style-name="T1">ObjectId</text:span> instance that represents the object identity of the specified JDO instance. Test: The method getObjectById returns the exact same object, evaluating to true when == is used.]The identity is guaranteed to be unique only in the context of the JDO <text:span text:style-name="T1">PersistenceManager</text:span> that created the identity, and only for two types of JDO Identity: those that are managed by the application, and those that are managed by the datastore. </text:p>
      <text:p text:style-name="P2">A12.5.6-11 [If the object identity is being changed in the transaction, by the application modifying one or more of the application key fields, then this method returns the identity as of the beginning of the transaction. The value returned by <text:span text:style-name="T1">getObjectId</text:span> will be different following <text:span text:style-name="T1">afterCompletion</text:span> processing for successful transactions.]</text:p>
      <text:p text:style-name="P2">A12.5.6-12 [Within a transaction, the <text:span text:style-name="T1">ObjectId</text:span> returned will compare equal to the <text:span text:style-name="T1">ObjectId</text:span> returned by only one among all JDO instances associated with the <text:span text:style-name="T1">PersistenceManager</text:span> regardless of the type of <text:span text:style-name="T1">ObjectId</text:span>.]</text:p>
      <text:p text:style-name="P2">The <text:span text:style-name="T1">ObjectId</text:span> does not necessarily contain any internal state of the instance, nor is it necessarily an instance of the class used to manage identity internally. Therefore, 12.5.6-13 [if the application makes a change to the <text:span text:style-name="T1">ObjectId</text:span> instance returned by this method, there is no effect on the instance from which the <text:span text:style-name="T1">ObjectId</text:span> was obtained.]</text:p>
      <text:p text:style-name="P2">The <text:span text:style-name="T1">getObjectById</text:span> method can be used between instances of <text:span text:style-name="T1">PersistenceManager</text:span> of different JDO vendors only for instances of persistence capable classes using application-managed (primary key) JDO identity. If it is used for instances of classes using datastore identity, <text:soft-page-break/>the method might succeed, but there are no guarantees that the parameter and return instances are related in any way.</text:p>
      <text:p text:style-name="P2">A12.5.6-14 [If the parameter <text:span text:style-name="T1">pc</text:span> is not persistent, or is <text:span text:style-name="T1">null</text:span>, then <text:span text:style-name="T1">null</text:span> is returned.]</text:p>
      <text:p text:style-name="P3">Object getTransactionalObjectId (Object pc);</text:p>
      <text:p text:style-name="P2">A12.5.6-15 [If the object identity is being changed in the transaction, by the application modifying one or more of the application key fields, then this method returns the current identity in the transaction.] 12.5.6-16 [If there is no transaction in progress, or if none of the key fields is being modified, then this method has the same behavior as <text:span text:style-name="T1">getObjectId</text:span>.]</text:p>
      <text:p text:style-name="P2">To get an instance in a <text:span text:style-name="T1">PersistenceManager</text:span> with the same identity as an instance from a different <text:span text:style-name="T1">PersistenceManager</text:span>, use the following: <text:span text:style-name="T1">aPersistenceManager.getObjectById(JDOHelper.getObjectId(pc), validate)</text:span>. The validate parameter has a value of true or false depending on your application requirements.</text:p>
      <text:h text:style-name="P12" text:outline-level="4"><text:tab/><text:tab/>Getting Multiple Persistent Instances </text:h>
      <text:p text:style-name="P10"><text:span text:style-name="T2">12.5.6-17 [</text:span>Collection getObjectsById (Collection oids);</text:p>
      <text:p text:style-name="P10">Object[] getObjectsById (Object... oids);</text:p>
      <text:p text:style-name="P10">Collection getObjectsById (Collection oids, boolean validate);</text:p>
      <text:p text:style-name="P10">Object[] getObjectsById (Object[] oids, boolean validate);</text:p>
      <text:p text:style-name="P10">Object[] getObjectsById (boolean validate, Object... oids);</text:p>
      <text:p text:style-name="P2">The <text:span text:style-name="T1">getObjectsById</text:span> method attempts to find instances in the cache with the specified JDO identities. The elements of the <text:span text:style-name="T1">oids</text:span> parameter object might have been returned by earlier calls to <text:span text:style-name="T1">getObjectId</text:span> or <text:span text:style-name="T1">getTransactionalObjectId</text:span>, or might have been constructed by the application. </text:p>
      <text:p text:style-name="P2">If a method with no <text:span text:style-name="T1">validate</text:span> parameter is used, the method behaves exactly as the corresponding method with the <text:span text:style-name="T1">validate</text:span>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p>
      <text:p text:style-name="P2">The method <text:span text:style-name="T1">getObjectsById (Object[] oids, boolean validate) </text:span>is deprecated in favor of <text:span text:style-name="T1">getObjectsById (boolean validate, Object... oids)</text:span>.</text:p>
      <text:h text:style-name="P12" text:outline-level="4"><text:tab/><text:tab/>Getting an Object by Class and Key</text:h>
      <text:p text:style-name="P10"><text:span text:style-name="T2">12.5.6-18 [</text:span>&lt;T&gt; T getObjectById (Class&lt;T&gt; cls, Object key);</text:p>
      <text:p text:style-name="P2">The <text:span text:style-name="T1">getObjectById</text:span> method attempts to find an instance in the cache with the derived JDO identity. The key parameter is either the string representation of the object id, or is an object representation of a single field identity key.]</text:p>
      <text:p text:style-name="P2">This is a convenience method that exactly matches the behavior of calling </text:p>
      <text:p text:style-name="P10">pm.getObjectById (pm.newObjectIdInstance (cls, key), true). </text:p>
      <text:h text:style-name="P16" text:outline-level="3"><text:soft-page-break/>Persistent instance factory</text:h>
      <text:p text:style-name="P2">The following method is used to create an instance of a persistence-capable interface, or of a concrete or abstract class.</text:p>
      <text:p text:style-name="P10">&lt;T&gt; T newInstance(Class&lt;T&gt; persistenceCapable);</text:p>
      <text:p text:style-name="P2">12.6.6-1 [The parameter must be one of the following:</text:p>
      <text:p text:style-name="P6">•<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p>
      <text:p text:style-name="P2">.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newInstance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newInstance method.</text:p>
      <text:p text:style-name="P2">12.6.6-1 [For interfaces and classes that use a SingleFieldIdentity as the object-id class, if the returned instance is subsequently made persistent, the target class stored in the object-id instance is the parameter of the newInstance method that created it.]</text:p>
      <text:h text:style-name="P16" text:outline-level="3">JDO Instance life cycle management</text:h>
      <text:p text:style-name="P2">The following methods take either a single instance or multiple instances as parameters. </text:p>
      <text:p text:style-name="P2">12.5.7-1, 12.5.7-2, 12.5.7-3, 12.5.7-4, 12.5.7-5 [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p>
      <text:h text:style-name="P12" text:outline-level="4"><text:bookmark text:name="X-10621542"/><text:tab/><text:tab/>Make instances persistent</text:h>
      <text:p text:style-name="P10">&lt;T&gt; T makePersistent (T pc);</text:p>
      <text:p text:style-name="P10">&lt;T&gt; T[] makePersistentAll (T... pcs);</text:p>
      <text:p text:style-name="P10">&lt;T&gt; T makePersistentAll (Collection&lt;T&gt; pcs);</text:p>
      <text:p text:style-name="P2">A12.5.7-6A [These methods make transient instances persistent and apply detached instance changes to the cache. They must be called in the context of an active transaction, or a <text:span text:style-name="T1">JDOUserException</text:span> is thrown.] A12.5.7-6B [For a transient instance, they will assign an object identity to the instance and transition it to persistent-new.] Any transient instances reachable from this instance via persistent fields of this instance will become provisionally <text:soft-page-break/>persistent, transitively. That is, they behave as persistent-new instances (return <text:span text:style-name="T1">true</text:span> to <text:span text:style-name="T1">isPersistent</text:span>, <text:span text:style-name="T1">isNew</text:span>, and <text:span text:style-name="T1">isDirty</text:span>). But A12.5.7-6C [at commit time, the reachability algorithm is run again, and instances made provisionally persistent that are not currently reachable from persistent instances will revert to transient]</text:p>
      <text:p text:style-name="P2">. For a detached instance with the <text:span text:style-name="T1">CopyOnAttach</text:span>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jdoPostAttach callback or the postAttach lifecycle event listener. Any references to the detached instances from instances in the closure of the parameter instances are modified to refer to the corresponding persistent instance instead of to the detached instance. If the <text:span text:style-name="T1">CopyOnAttach</text:span>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A12.6.8-28 [If it cannot determine if changes were made, then it must mark the instance dirty.]</text:p>
      <text:p text:style-name="P2">No consistency checking is done during <text:span text:style-name="T1">makePersistent</text:span> of detached instances. If consistency checking is required by the application, then flush or checkConsistency should be called after attaching the instances.</text:p>
      <text:p text:style-name="P2">A12.5.7-7 [These methods have no effect on parameter persistent instances already managed by this <text:span text:style-name="T1">PersistenceManager</text:span>.] A12.5.7-8 [They will throw a <text:span text:style-name="T1">JDOUserException</text:span> if the parameter instance is managed by a different <text:span text:style-name="T1">PersistenceManager</text:span>.]</text:p>
      <text:p text:style-name="P2">A12.6.7-1 [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p>
      <text:p text:style-name="P2">The return value for instances in the transient or persistent states is the same as the parameter value. With <text:span text:style-name="T1">CopyOnAttach true</text:span>, the return value for detached instances is the persistent instance corresponding to the detached instance; with <text:span text:style-name="T1">CopyOnAttach false</text:span>, the return value for detached instances is the instance itself.</text:p>
      <text:p text:style-name="P2">The return values for <text:span text:style-name="T1">makePersistentAll</text:span> methods correspond by position to the parameter instances.</text:p>
      <text:h text:style-name="P12" text:outline-level="4"><text:bookmark text:name="X-101917600"/><text:tab/><text:tab/>Delete persistent instances</text:h>
      <text:p text:style-name="P10">void deletePersistent (Object pc);</text:p>
      <text:p text:style-name="P10">void deletePersistentAll (Object... pcs);</text:p>
      <text:p text:style-name="P10">void deletePersistentAll (Collection pcs);</text:p>
      <text:p text:style-name="P2">A12.5.7-9 [These methods delete persistent instances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span text:style-name="T1">evict</text:span>).]</text:p>
      <text:p text:style-name="P2"><text:soft-page-break/>Note that this behavior is not exactly the inverse of <text:span text:style-name="T1">makePersistent</text:span>, due to the transitive nature of <text:span text:style-name="T1">makePersistent</text:span>.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A12.5.7-10 [These methods have no effect on parameter instances already deleted in the transaction] or on embedded instances. Embedded instances are deleted when their owning instance is deleted.</text:p>
      <text:p text:style-name="P2">Deleting instances involved in relationships have special handling. <text:a xlink:type="simple" xlink:href="#R10RelationshipMapping">See “</text:a><text:a xlink:type="simple" xlink:href="#R10RelationshipMapping"><text:bookmark-ref text:reference-format="text" text:ref-name="10RelationshipMappingT">Error: Reference source not found</text:bookmark-ref></text:a><text:a xlink:type="simple" xlink:href="#R10RelationshipMapping">” on page 25.202</text:a> for details. </text:p>
      <text:p text:style-name="P2">Portable applications should use this method to delete instances from the datastore, and not depend on any reachability algorithm to automatically delete instances.</text:p>
      <text:p text:style-name="P2">If the parameter instance of deletePersistent() is a detached instance, the method applies to the associated persistent instance. Similarly, if any of the parameter instances of deletePersistentAll()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A12.5.7-11 [These methods will throw a <text:span text:style-name="T1">JDOUserException</text:span> if the parameter instance is managed by a different <text:span text:style-name="T1">PersistenceManager</text:span>]A12.5.7-12 [. These methods will throw a <text:span text:style-name="T1">JDOUserException</text:span> if the parameter instance is transient.]</text:p>
      <text:h text:style-name="P12" text:outline-level="4"><text:bookmark text:name="X-101239265"/><text:tab/><text:tab/>Make instances transient </text:h>
      <text:p text:style-name="P3">void makeTransient (Object pc);</text:p>
      <text:p text:style-name="P3">void makeTransientAll (Object... pcs);</text:p>
      <text:p text:style-name="P3">void makeTransientAll (Collection pcs);</text:p>
      <text:p text:style-name="P2">A12.5.7-13 [These methods make persistent instances transient, so they are no longer associated with the <text:span text:style-name="T1">PersistenceManager</text:span> instance. They do not affect the persistent state in the datastore.] They can be used as part of a sequence of operations to move a persistent instance to another <text:span text:style-name="T1">PersistenceManager</text:span>. A12.5.7-14 [The instance transitions to transient, and it loses its JDO identity.] A12.5.7-15 [If the instance has state (persistent-nontransactional or persistent-clean) the state in the cache is preserved unchanged.] A12.5.7-16 [If the instance is dirty, a <text:span text:style-name="T1">JDOUserException</text:span> is thrown.]</text:p>
      <text:p text:style-name="P2">A12.5.7-17 [The effect of these methods is immediate and not subject to rollback.] A12.5.7-18 [Field values in the instances are not modified.]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A12.5.7-19 [These methods will be ignored if the instance is transient.]</text:p>
      <text:p text:style-name="P10">void makeTransient (Object pc, boolean useFetchPlan);</text:p>
      <text:p text:style-name="P10">void makeTransientAll (Object[] pcs, boolean useFetchPlan);</text:p>
      <text:p text:style-name="P10"><text:soft-page-break/>void makeTransientAll (boolean useFetchPlan, Object... pcs);</text:p>
      <text:p text:style-name="P10">void makeTransientAll (Collection pcs, boolean useFetchPlan);</text:p>
      <text:p text:style-name="P2">If the useFetchPlan parameter is false, these methods behave exactly as the corresponding makeTransient methods.</text:p>
      <text:p text:style-name="P2">If the useFetchPlan parameter is true, the current FetchPlan, including MaxFetchDepth,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span text:style-name="T1">makeTransientAll (Object[] pcs, boolean useFetchPlan)</text:span> is deprecated in favor of <text:span text:style-name="T1">makeTransientAll (boolean useFetchPlan, Object... pcs)</text:span>.</text:p>
      <text:h text:style-name="P12" text:outline-level="4"><text:bookmark text:name="X-10621545"/><text:tab/><text:tab/>Make instances transactional</text:h>
      <text:p text:style-name="P10">void makeTransactional (Object pc);</text:p>
      <text:p text:style-name="P10">void makeTransactionalAll (Object... pcs);</text:p>
      <text:p text:style-name="P10">void makeTransactionalAll (Collection pcs);</text:p>
      <text:p text:style-name="P2">A12.5.7-20 [These methods make transient instances transactional and cause a state transition to transient-clean. After the method completes, the instance observes transaction boundaries.] A12.5.7-21 [If the transaction in which this instance is made transactional commits, then the transient instance retains its values.] A12.5.7-22 [If the transaction is rolled back, then the transient instance takes its values as of the call to <text:span text:style-name="T1">makeTransactional</text:span> if the call was made within the current transaction]; or A12.5.7-23 [the beginning of the transaction, if the call was made prior to the beginning of the current transaction.]</text:p>
      <text:p text:style-name="P2">A12.6.7-2 [If the implementation does not support <text:span text:style-name="T1">TransientTransactional</text:span>, and the parameter instance is transient, then JDOUnsupportedOptionException is thrown.]</text:p>
      <text:p text:style-name="P2">If the parameter instance or instances are detached, then JDOUserException is thrown.</text:p>
      <text:p text:style-name="P2">A12.5.7-24 [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p>
      <text:p text:style-name="P2">A12.5.7-25 [The effect of these methods is immediate and not subject to rollback.]</text:p>
      <text:h text:style-name="P12" text:outline-level="4"><text:bookmark text:name="X-101390511"/><text:tab/><text:tab/>Make instances nontransactional</text:h>
      <text:p text:style-name="P3">void makeNontransactional (Object pc);</text:p>
      <text:p text:style-name="P3">void makeNontransactionalAll (Object[] pcs);</text:p>
      <text:p text:style-name="P3">void makeNontransactionalAll (Collection pcs);</text:p>
      <text:p text:style-name="P2"><text:soft-page-break/>A12.5.7-26 [These methods make transient-clean instances nontransactional and cause a state transition to transient. After the method completes, the instance does not observe transaction boundaries.] </text:p>
      <text:p text:style-name="P2">A12.5.7-27 [These methods make persistent-clean instances nontransactional and cause a state transition to persistent-nontransactional.] </text:p>
      <text:p text:style-name="P2">If the parameter instance or instances are detached, then JDOUserException is thrown.</text:p>
      <text:p text:style-name="P2">A12.5.7-28 [If this method is called with a dirty parameter instance, a <text:span text:style-name="T1">JDOUserException</text:span> is thrown.]</text:p>
      <text:p text:style-name="P2">A12.5.7-29 [The effect of these methods is immediate and not subject to rollback.]</text:p>
      <text:h text:style-name="P16" text:outline-level="3"><text:bookmark text:name="R-1034865"/>Detaching and attaching instances<text:span text:style-name="T5">131</text:span></text:h>
      <text:p text:style-name="P2">These methods provide a way for an application to identify persistent instances, obtain copies of these persistent instances, modify the detached instances either in the same JVM or in a different JVM, apply the changes to the same or different PersistenceManager, and commit the changes.</text:p>
      <text:p text:style-name="P2">There are three ways to cause the creation of detached instances: </text:p>
      <text:p text:style-name="P6">•<text:tab/>explicitly via methods defined on <text:span text:style-name="T1">PersistenceManager</text:span>; </text:p>
      <text:p text:style-name="P6">•<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span text:style-name="T1">makePersistent</text:span> method.</text:p>
      <text:h text:style-name="P12" text:outline-level="4"><text:tab/><text:tab/>Committing the transaction with DetachAllOnCommit</text:h>
      <text:p text:style-name="P10"><text:bookmark text:name="X-102018355"/>boolean getDetachAllOnCommit();</text:p>
      <text:p text:style-name="P2">The value of the DetachAllOnCommit flag is returned.</text:p>
      <text:p text:style-name="P10">void setDetachAllOnCommit(boolean flag);</text:p>
      <text:p text:style-name="P2">The value of the DetachAllOnCommit flag is set to the parameter value. The flag takes effect during the next commit after being called. A12.6.8-31 [This method is allowed at any time except during transaction completion (beforeCompletion and afterCompletion).]</text:p>
      <text:p text:style-name="P2">In JDO 1.0, the behavior of persistent instances after closing the associated PersistenceManager is undefined. A12.6.8-1 [JDO 2 defines a new property called DetachAllOnCommit <text:span text:style-name="T7">PersistenceManager.setDetachAllOnCommit(boolean DetachAllOnCommit) sets the DetachAllOnCommit property]</text:span><text:span text:style-name="T6"> A12.6.8-2 [</text:span><text:span text:style-name="T7">PersistenceManager.getDetachAllOnCommit() gets the value for the DetachAllOnCommit property] </text:span><text:span text:style-name="T6">which changes this behavior. With this flag set to false, the state of persistent instances in the cache after commit is defined by the retainValues flag. </text:span></text:p>
      <text:p text:style-name="P2">A12.6.8-3 [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ext:soft-page-break/>transition to transient;] and A12.6.8-4 [detachable instances can be serialized as detached instances.] Transient transactional instances are unaffected by this flag.</text:p>
      <text:h text:style-name="P12" text:outline-level="4"><text:tab/><text:tab/>Attaching Detached Instances with CopyOnAttach</text:h>
      <text:p text:style-name="P10">boolean getCopyOnAttach();</text:p>
      <text:p text:style-name="P2">The value of the <text:span text:style-name="T1">CopyOnAttach</text:span> flag is returned.</text:p>
      <text:p text:style-name="P10">void setCopyOnAttach(boolean flag);</text:p>
      <text:p text:style-name="P2">The value of the <text:span text:style-name="T1">CopyOnAttach</text:span> flag is set to the parameter value. The flag takes effect during the next <text:span text:style-name="T1">makePersistent</text:span> method.</text:p>
      <text:p text:style-name="P2">In JDO 2.0, <text:span text:style-name="T1">makePersistent</text:span> resulted in a deep copy of the parameter detached instances. The detached instances themselves never made a state transition. With JDO 2.1, this behavior is the same if the <text:span text:style-name="T1">CopyOnAttach</text:span> flag is <text:span text:style-name="T1">true</text:span>. But with <text:span text:style-name="T1">CopyOnAttach</text:span>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span text:style-name="T1">JDOPostAttach</text:span> callback or <text:span text:style-name="T1">postAttach</text:span> lifecycle listener;</text:p>
      <text:p text:style-name="P6">•<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span text:style-name="T1">CopyOnAttach true</text:span>, the application would need to replace the detached instance each time a request came in. But with <text:span text:style-name="T1">CopyOnAttach false</text:span>, the application can simply use the detached instance directly, needing only to call <text:span text:style-name="T1">makePersistent</text:span> on the detached instances when a new persistence manager is obtained, and setting <text:span text:style-name="T1">DetachAllOnCommit</text:span> to <text:span text:style-name="T1">true</text:span>. </text:p>
      <text:p text:style-name="P2">Note that for backward compatibility, the user must explicitly set <text:span text:style-name="T1">CopyOnAttach</text:span> to <text:span text:style-name="T1">false</text:span> to obtain the new behavior. This can be done either in the persistence manager or in the persistence manager factory.</text:p>
      <text:h text:style-name="P12" text:outline-level="4"><text:bookmark text:name="X-101871245"/><text:tab/><text:tab/>Serializing Persistent Instances</text:h>
      <text:p text:style-name="P2">The JDO 1.0 specification requires that serialized instances be made ready for serialization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A12.6.8-5 [restored detachable serialized instances are treated as detached instances.] </text:p>
      <text:h text:style-name="P12" text:outline-level="4"><text:tab/><text:tab/>Explicit detach</text:h>
      <text:p text:style-name="P10">&lt;T&gt; T detachCopy(T pc);</text:p>
      <text:p text:style-name="P10">&lt;T&gt; Collection&lt;T&gt; detachCopyAll(Collection&lt;T&gt; pcs);</text:p>
      <text:p text:style-name="P10">&lt;T&gt; T[] detachCopyAll(T... pcs);</text:p>
      <text:p text:style-name="P2"><text:soft-page-break/>This method makes detached copies of the parameter instances and returns the copies as the result of the method. A12.6.8-9 [The order of instances in the parameter <text:span text:style-name="T1">Collection</text:span>’s iteration corresponds to the order of corresponding instances in the returned <text:span text:style-name="T1">Collection</text:span>’s iteration.]</text:p>
      <text:p text:style-name="P2">Only persistent fields are copied by the JDO implementation. If transient fields need to be copied, the application should implement the <text:span text:style-name="T1">jdoPreDetach</text:span> callback or the <text:span text:style-name="T1">preDetach</text:span> lifecycle event listener.</text:p>
      <text:p text:style-name="P2">A12.6.8-10 [If a <text:span text:style-name="T1">detachCopy</text:span> method is called with an active transaction, the parameter <text:span text:style-name="T1">Collection</text:span> of instances is first made persistent, and the reachability algorithm is run on the instances]. This ensures that the closure of all of the instances in the parameter <text:span text:style-name="T1">Collection</text:span> is persistent.</text:p>
      <text:p text:style-name="P2">A12.6.8-11 [If a <text:span text:style-name="T1">detachCopy</text:span>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 If any detached instances are in the parameter list or reachable from detached or persistent instances in the closure of the parameter list, the corresponding persistent instance is obtained.</text:p>
      <text:p text:style-name="P2">A12.6.8-12 [If a <text:span text:style-name="T1">detachCopy</text:span> method is called outside an active transaction, the <text:span text:style-name="T1">NontransactionalRead</text:span> property must be true or <text:span text:style-name="T1">JDOUserException</text:span> is thrown.]</text:p>
      <text:p text:style-name="P2">A12.6.8-13 [For each instance in the parameter <text:span text:style-name="T1">Collection</text:span>, a corresponding detached copy is returned.] Each field in the persistent instance is handled based on its type and whether the field is contained in the fetch group for the persistence-capable class. A12.6.8-14 [If there are duplicates in the parameter <text:span text:style-name="T1">Collection</text:span>, the corresponding detached copy is used for each such duplicate.]</text:p>
      <text:p text:style-name="P2">A12.6.8-15 [Instances in the persistent-new and persistent-dirty state are updated with their current object identity and version] (as if they had been flushed to the datastore prior to copying their state). This ensures that the object identity and version (if any) is properly set prior to creating the copy. The transaction in which the flush is performed is assumed to commit; if the transaction rolls back, then the detached instances become invalid (they no longer refer to the correct version of the datastore instances). This situation will be detected at the subsequent attempt to commit or flush a transaction after attaching the detached instances.</text:p>
      <text:p text:style-name="P2">A12.6.8-16 [If instances in a deleted state (either persistent-deleted or persistent-new-deleted) are attempted to be detached, a <text:span text:style-name="T1">JDOUserException</text:span> is thrown with nested <text:span text:style-name="T1">JDOUserExceptions</text:span>, one for each such instance.]</text:p>
      <text:p text:style-name="P2">A12.6.8-32 [Instances to be detached that are not of a <text:span text:style-name="T1">Detachable</text:span> class are detached as transient instances.]</text:p>
      <text:p text:style-name="P2">The FetchPlan in effect in the <text:span text:style-name="T1">PersistenceManager</text:span> at the time of detachment determines the fields to be fetched in the closure of the persistent instances. If the default fetch plan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oft-page-break/>A12.6.8-18 [Fields in the FetchPlan of primitive and wrapper types are set to their values from the datastore]. A12.6.8-19 [Fields of references to persistence-capable types are set to the detached copy corresponding to the persistent instance.] A12.6.8-20 [Fields of Collections and Maps are set to detached SCO instances containing references to detached copies corresponding to persistent instances in the datastore.]</text:p>
      <text:p text:style-name="P2">The result of the <text:span text:style-name="T1">detachCopyAll</text:span>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span text:style-name="T1">detachCopy</text:span> method is called.</text:p>
      <text:h text:style-name="P12" text:outline-level="4"><text:tab/><text:tab/>Behavior of Detached Instances</text:h>
      <text:p text:style-name="P2">A12.6.8-21 [While detached, any field access to a field that was not loaded throws <text:span text:style-name="T1">JDODetachedFieldAccessException</text:span>.]</text:p>
      <text:p text:style-name="P2">A12.6.8-22 [While detached, each detached instance has a persistent identity that can be obtained via the static <text:span text:style-name="T1">JDOHelper</text:span> method <text:span text:style-name="T1">getObjectId(Object pc)</text:span>.] A12.6.8-23 [The version of detached instances can be obtained by the static <text:span text:style-name="T1">JDOHelper</text:span> method <text:span text:style-name="T1">getVersion(Object pc)</text:span>.] </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span text:style-name="T1">makePersistent</text:span> method with the detached instance as parameter.</text:p>
      <text:p text:style-name="P9"><draw:frame draw:style-name="fr1" draw:name="7" text:anchor-type="as-char" svg:width="2.7917in" svg:height="0.1346in" draw:z-index="0"><draw:image xlink:href="Pictures/2000000700000FB5000000C94FDA4EAC.wmf" xlink:type="simple" xlink:show="embed" xlink:actuate="onLoad"/></draw:frame></text:p>
      <text:h text:style-name="P14" text:outline-level="2"><text:bookmark text:name="R-1075182"/>Fetch Plan<text:span text:style-name="T5">134</text:sp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PersistenceManager and, independently, with a Query and with an Extent.</text:p>
      <text:p text:style-name="P2">A fetch plan also defines rules for creating the detached object graph for the detach APIs and for automatic detachment at commit with DetachAllOnCommit set to true.</text:p>
      <text:p text:style-name="P2">A fetch plan consists of a number of fetch groups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ext:soft-page-break/>The default fetch plan contains exactly one fetch group, "default". It has a fetch size of 0, and detachment option DETACH_LOAD_FIELDS. The default fetch plan is in effect when the PersistenceManager is first acquired from the PersistenceManagerFactory.</text:p>
      <text:p text:style-name="P2">With the default fetch plan in effect, the behavior of JDO 2 is very similar to the behavior of JDO 1. That is, when instances are loaded into memory in response to queries or navigation, fields in the default fetch group are loaded, and the jdoPostLoad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fetch groups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default fetch group, and the field will be loaded only when accessed by the application. Similarly, an Order field associated with OrderLine might be defined as part of the default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6" text:outline-level="3">Fetch Groups</text:h>
      <text:p text:style-name="P2">Fetch groups are used to identify the list of fields and their associated field recursion-depth for each class for which the fetch plan is applied. </text:p>
      <text:p text:style-name="P2">Fetch groups are identified by name and apply to one or more classes. Names have global scope so the same fetch group name can be used for any number of classes. This makes it possible to specify fetch groups per <text:span text:style-name="T1">PersistenceManager</text:span> instead of per extent. This greatly simplifies the use of fetch groups in an application.</text:p>
      <text:p text:style-name="P2">The default fetch group (named "<text:span text:style-name="T1">default</text:span>") for each class is created by the JDO implementation according to the rules in the JDO 1.0.1 specification. That is, it includes all fields that by default belong to the default fetch group (i.e. single-valued fields), and causes the <text:span text:style-name="T1">jdoPostLoad</text:span> method to be called the first time fields are loaded. The default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text:soft-page-break/>If a fetch plan other than the default fetch plan is active for a PersistenceManager, the behavior of several APIs changes:</text:p>
      <text:p text:style-name="P6">•<text:tab/>For <text:span text:style-name="T1">detachCopy</text:span> the JDO implementation must ensure that the graph specified by the active fetch groups is copied, based on the <text:span text:style-name="T1">DETACH_LOAD_FIELDS</text:span> and <text:span text:style-name="T1">DETACH_UNLOAD_FIELDS</text:span> flags. </text:p>
      <text:p text:style-name="P6">•<text:tab/>For <text:span text:style-name="T1">refresh,</text:span> after clearing fields in the instances, the JDO implementation uses the fetch plan to determine which fields to load from the datastore. </text:p>
      <text:p text:style-name="P6">•<text:tab/>For <text:span text:style-name="T1">retrieve</text:span>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1">• <text:s/>for non-relation fields, the current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current fetch plan plus the field’s load-fetch-group.</text:p>
      <text:p text:style-name="P10"><text:span text:style-name="T2">A12.7-3 [</text:span>FetchPlan getFetchPlan();</text:p>
      <text:p text:style-name="P2">This method retrieves the fetch plan associated with the <text:span text:style-name="T1">PersistenceManager</text:span>. It always returns the identical instance for the same PersistenceManager.] </text:p>
      <text:p text:style-name="P2">FetchGroups may be defined statically (in metadata) or dynamically (while the program is running). </text:p>
      <text:h text:style-name="P16" text:outline-level="3">MaxFetchDepth</text:h>
      <text:p text:style-name="P2">When relationship fields are included in the active fetch plan, it may be possible to retrieve the entire contents of the datastore, which might not be the desired effect. To avoid this behavior, and to allow the application to control the amount of data retrieved from the datastore, the MaxFetchDepth property of the fetch plan is used. The MaxFetchDepth is the depth of references (fields of relationship types) to instantiate, starting with the root instances. </text:p>
      <text:p text:style-name="P2">Setting MaxFetchDepth to 1 limits the instances retrieved to the root instances and instances directly reachable from the root instances through a field in the fetch plan for the root class(es). Setting MaxFetchDepth to 0 has no meaning, and JDOUserException will be thrown. Setting MaxFetchDepth to -1 does not limit the instances retrieved via relationship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MaxFetchDepth set to 1, the Departments referenced by Employees returned from the query are instantiated, but the <text:soft-page-break/>Company field is not instantiated. With the MaxFetchDepth set to 2, Departments and their corresponding Companys are instantiated for the Employee instances returned by the query.</text:p>
      <text:h text:style-name="P16" text:outline-level="3">Root instances</text:h>
      <text:p text:style-name="P2">Root instances are parameter instances for <text:span text:style-name="T1">retrieve</text:span>, <text:span text:style-name="T1">detachCopy</text:span>, and <text:span text:style-name="T1">refresh</text:span>; and result instances for queries. Root instances for <text:span text:style-name="T1">DetachAllOnCommit</text:span> are defined explicitly by the user via the <text:span text:style-name="T1">FetchPlan</text:span>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PersistenceManager. Detachment root classes are never changed by the JDO implementation; they are completely controlled by the user. Detachment root classes is an empty <text:span text:style-name="T1">Class[]</text:span> when the <text:span text:style-name="T1">PersistenceManager</text:span> is first acquired from the <text:span text:style-name="T1">PersistenceManagerFactory</text:span>.</text:p>
      <text:h text:style-name="P16"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relationship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fetch groups,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6" text:outline-level="3"><text:bookmark text:name="R-1015269"/>The <text:bookmark text:name="X-101871259"/>FetchPlan interface<text:span text:style-name="T5">137</text:span></text:h>
      <text:p text:style-name="P2">Fetch groups are activated using methods on the interface <text:span text:style-name="T1">FetchPlan</text:span>. <text:span text:style-name="T1">PersistenceManager</text:span>, <text:span text:style-name="T1">Extent</text:span>, and <text:span text:style-name="T1">Query</text:span> have <text:span text:style-name="T1">getFetchPlan()</text:span> methods. <text:s/>When a Query or Extent is created from a persistence manager, its fetch plan is initialized to the same settings as that of the persistence manager. A12.7.5-1 [Subsequent modifications of the Query or Extent fetch plan are localized (not reflected in the fetch plan of the persistence manager]). Similarly, subsequent modifications of the fetch plan of the persistence manager are not reflected in any existing Query or Extent.</text:p>
      <text:p text:style-name="P2">Mutating <text:span text:style-name="T1">FetchPlan</text:span> methods return the fetch plan instance to allow method chaining.</text:p>
      <text:p text:style-name="P1">package javax.jdo;</text:p>
      <text:p text:style-name="P1">public interface FetchPlan {</text:p>
      <text:p text:style-name="P1"><text:soft-page-break/>String DEFAULT = "default";</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T3">A12.7.1-1 [</text:span>/** Add the fetchgroup to the set of active fetch groups. Duplicate names will be removed.*/</text:p>
      <text:p text:style-name="P1">FetchPlan addGroup(String fetchGroupName);</text:p>
      <text:p text:style-name="P1">/** Remove the fetch group from the set active fetch groups. */</text:p>
      <text:p text:style-name="P1">FetchPlan removeGroup(String fetchGroupName);</text:p>
      <text:p text:style-name="P1">/** Remove all active groups, including the default fetch group. */</text:p>
      <text:p text:style-name="P1">FetchPlan clearGroups();</text:p>
      <text:p text:style-name="P1">/** Return an immutable copy of the names of all currently active fetch groups. */</text:p>
      <text:p text:style-name="P1">Set getGroups();</text:p>
      <text:p text:style-name="P1">/** Set a Collection of group names to replace the current groups. Duplicate names will be removed.*/</text:p>
      <text:p text:style-name="P1">FetchPlan setGroups(Collection fetchGroupNames);</text:p>
      <text:p text:style-name="P1">/** Set an array of group names to replace the current groups. Duplicate names will be removed.*/</text:p>
      <text:p text:style-name="P1">FetchPlan setGroups(String... fetchGroupNames);</text:p>
      <text:p text:style-name="P1">/** Set a single group to replace the current groups. */</text:p>
      <text:p text:style-name="P1">FetchPlan setGroup(String fetchGroupName);<text:span text:style-name="T3">]</text:span> </text:p>
      <text:p text:style-name="P1">/** Set the roots for DetachAllOnCommit */</text:p>
      <text:p text:style-name="P1">FetchPlan setDetachmentRoots(Collection roots);</text:p>
      <text:p text:style-name="P1">/** Get the roots for DetachAllOnCommit */</text:p>
      <text:p text:style-name="P1">Collection getDetachmentRoots();</text:p>
      <text:p text:style-name="P1">/** Set the roots for DetachAllOnCommit */</text:p>
      <text:p text:style-name="P1">FetchPlan setDetachmentRootClasses(Class... rootClasses);</text:p>
      <text:p text:style-name="P1">/** Get the roots for DetachAllOnCommit */</text:p>
      <text:p text:style-name="P1">Class[] getDetachmentRootClasses();</text:p>
      <text:p text:style-name="P1">/** Set the maximum fetch depth. */</text:p>
      <text:p text:style-name="P1">FetchPlan setMaxFetchDepth(int fetchDepth);</text:p>
      <text:p text:style-name="P1">/** Get the maximum fetch depth. */</text:p>
      <text:p text:style-name="P1">int getMaxFetchDepth();</text:p>
      <text:p text:style-name="P1"><text:span text:style-name="T3">A12.7.1-2 [</text:span>/** Set the fetch size for large result set support. */</text:p>
      <text:p text:style-name="P1">FetchPlan setFetchSize(int fetchSize);</text:p>
      <text:p text:style-name="P1">/** Return the fetch size; 0 if not set; -1 for greedy fetching. */</text:p>
      <text:p text:style-name="P1">int getFetchSize();<text:span text:style-name="T3">]</text:span></text:p>
      <text:p text:style-name="P1"><text:span text:style-name="T3">A12.7.1-3 [</text:span>/** Set detachment options */</text:p>
      <text:p text:style-name="P1">FetchPlan setDetachmentOptions(int options);</text:p>
      <text:p text:style-name="P1">/** Return the detachment options */</text:p>
      <text:p text:style-name="P1">int getDetachmentOptions();<text:span text:style-name="T3">]</text:span></text:p>
      <text:p text:style-name="P1"/>
      <text:p text:style-name="P2">The <text:span text:style-name="T1">getGroups</text:span> method returns a collection of names. After a call to <text:span text:style-name="T1">clearGroups</text:span> this method returns an empty collection. It is legal to remove the default fetch group explicitly via <text:span text:style-name="T1">pm.getFetchPlan().removeGroup("default")</text:span>, or to use <text:span text:style-name="T1">setGroups()</text:span> with a collection that does not contain "<text:span text:style-name="T1">default</text:span>". This makes it possible to have only a given fetch group active without the default fetch group. If no fetch groups are active then a collection with no elements is returned. In this case, loading an instance might not result in loading the default fetch group fields and the jdoPostLoad method will only be called if there is an active fetch group that declares post-load=”true”.</text:p>
      <text:p text:style-name="P2"><text:soft-page-break/>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FetchPlan is strictly the union of all the active fetch groups not based on any complicated set mathematics. So, if a field f1 is in fetch groups A and B, and both A and B are added to the FetchPlan,and subsequently B is removed from the active fetch groups and the instance is loaded, then the field f1 will be loaded, because it is in fetch group A.</text:p>
      <text:p text:style-name="P2">Examples:</text:p>
      <text:p text:style-name="P1">pm = pmf.getPersistenceManager();</text:p>
      <text:p text:style-name="P1">FetchPlan fp = pm.getFetchPlan();</text:p>
      <text:p text:style-name="P1"/>
      <text:p text:style-name="P1">fp.addGroup("detail").addGroup("list");</text:p>
      <text:p text:style-name="P1">// prints [default, detail, list]</text:p>
      <text:p text:style-name="P1">System.out.println(fp.getGroups());</text:p>
      <text:p text:style-name="P1">// refreshes fields in any of default+detail+list</text:p>
      <text:p text:style-name="P1">pm.refresh(anInstance); </text:p>
      <text:p text:style-name="P1"/>
      <text:p text:style-name="P1">fp.clearGroups();</text:p>
      <text:p text:style-name="P1">// prints []</text:p>
      <text:p text:style-name="P1">System.out.println(fp.getGroups());</text:p>
      <text:p text:style-name="P1">pm.refresh(anInstance); // doesn’t do anything</text:p>
      <text:p text:style-name="P1"/>
      <text:p text:style-name="P1">fp.addGroup("list");</text:p>
      <text:p text:style-name="P1">// prints [list]</text:p>
      <text:p text:style-name="P1">System.out.println(fp.getGroups());</text:p>
      <text:p text:style-name="P1">// refreshes fields in list only</text:p>
      <text:p text:style-name="P1">pm.refresh(anInstance); </text:p>
      <text:p text:style-name="P1"/>
      <text:p text:style-name="P2">When an instance is loaded using getObjectById , a Query is executed, or an Extent is iterated, the implementation may choose to use the active fetch groups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getObjectById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refresh and retrieve methods, the implementation must ensure that only the graph specified by the active fetch groups is refreshed or retrieved; i.e. these operations will recursively refresh or retrieve the instances and fields in the graph covered by the active fetch groups. The refreshed or retrieved graph must not contain extra instances but extra fields may be refreshed for an instance in the graph.</text:p>
      <text:h text:style-name="P16" text:outline-level="3">Defining fetch groups</text:h>
      <text:p text:style-name="P2">Fetch groups are defined in the metadata for a class or interface, or dynamically with methods on <text:span text:style-name="T1">PersistenceManager</text:span> and <text:span text:style-name="T1">PersistenceManager</text:span>Factory.</text:p>
      <text:p text:style-name="P10"><text:soft-page-break/>&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span text:style-name="T1">jdoPostLoad</text:span> callback will be made when the fetch group is loaded. <text:s/>It defaults to false, for all fetch groups except the default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fetch groups including other fetch groups) then the union of the fetch groups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text:soft-page-break/></text:p>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default"/&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oft-page-break/><text:s text:c="2"/>&lt;fetch-group name="whole-graph"&gt;</text:p>
      <text:p text:style-name="P1"><text:s text:c="4"/>&lt;field name="edges" recursion-depth="-1"/&gt;</text:p>
      <text:p text:style-name="P1"><text:s text:c="2"/>&lt;/fetch-group&gt;</text:p>
      <text:p text:style-name="P1">&lt;/class&gt;</text:p>
      <text:p text:style-name="P1"/>
      <text:h text:style-name="P15" text:outline-level="3">Defining Fetch Groups Dynamically</text:h>
      <text:p text:style-name="P2">Fetch groups can be defined dynamically. Two distinct use-cases are supported:</text:p>
      <text:p text:style-name="P6">•<text:tab/>fetch groups that are local to a <text:span text:style-name="T1">PersistenceManager</text:span> and affect only operations on the specific <text:span text:style-name="T1">PersistenceManager; </text:span>these are called persistence manager scope;</text:p>
      <text:p text:style-name="P6">•<text:tab/>fetch groups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3" text:outline-level="4"><text:tab/><text:tab/>Persistence Manager Factory Scoped Fetch Groups</text:h>
      <text:p text:style-name="P2">To support persistence manager factory scoped fetch groups, a factory method is defined on <text:span text:style-name="T1">PersistenceManagerFactory</text:span>:</text:p>
      <text:p text:style-name="P3">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addFetchGroups(FetchGroup... groups);</text:p>
      <text:p text:style-name="P2">This method updates the active fetch groups in the <text:span text:style-name="T1">PersistenceManagerFactory</text:span>. The <text:span text:style-name="T1">PersistenceManagerFactory</text:span> maintains a set of active fetch groups. Equality of fetch groups is determined by a combination of the persistent type and fetch group name. Parameter fetch groups that are not already active are made active. Parameter fetch groups that have an equal active fetch group replace the corresponding fetch group. </text:p>
      <text:p text:style-name="P2">Fetch groups can be removed from the active set by calling another method on <text:span text:style-name="T1">PersistenceManagerFactory</text:span>:</text:p>
      <text:p text:style-name="P3">void removeFetchGroups(FetchGroup... groups);</text:p>
      <text:p text:style-name="P2">This method updates the active fetch groups in the <text:span text:style-name="T1">PersistenceManagerFactory</text:span>. Active fetch groups that match a parameter fetch group are removed from the persistence manager factory scope.</text:p>
      <text:h text:style-name="P12" text:outline-level="4"><text:tab/><text:tab/>Persistence Manager Scoped Fetch Groups</text:h>
      <text:p text:style-name="P2">To support persistence manager scoped fetch groups, a factory method is defined on <text:span text:style-name="T1">PersistenceManager</text:span>:</text:p>
      <text:p text:style-name="P3"><text:soft-page-break/>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span text:style-name="T1">FetchGroup</text:span> is immediately made active so changes to its state will affect operations of the <text:span text:style-name="T1">PersistenceManager</text:span>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span text:style-name="T1">PersistenceManager</text:span> operations involving the <text:span text:style-name="T1">Employee</text:span> class.</text:p>
      <text:h text:style-name="P12" text:outline-level="4"><text:tab/><text:tab/>Interface FetchGroup</text:h>
      <text:p text:style-name="P3">public interface FetchGroup {</text:p>
      <text:p text:style-name="P2">To facilitate modifying fetch groups, categories of members are defined: </text:p>
      <text:p text:style-name="P6">•<text:span text:style-name="T1"><text:tab/>default</text:span>: the default category contains only the default fetch group members.</text:p>
      <text:p text:style-name="P6">•<text:span text:style-name="T1"><text:tab/>relationship</text:span>: the relationship category contains all relationship type fields, including embedded relationships</text:p>
      <text:p text:style-name="P6">•<text:span text:style-name="T1"><text:tab/>multivalued</text:span>: the multivalued category includes members of all multi-valued types, including <text:span text:style-name="T1">Collection</text:span>, array, and <text:span text:style-name="T1">Map</text:span> types of basic and relationship types</text:p>
      <text:p text:style-name="P6">•<text:span text:style-name="T1"><text:tab/>basic</text:span>: the basic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DEFAULT = "default";</text:p>
      <text:p text:style-name="P3">public static final String RELATIONSHIP = "relationship";</text:p>
      <text:p text:style-name="P3">public static final String MULTIVALUED = "multivalued";</text:p>
      <text:p text:style-name="P3">public static final String BASIC = "basic";</text:p>
      <text:p text:style-name="P3"/>
      <text:p text:style-name="P3">public static final String ALL = "all";</text:p>
      <text:p text:style-name="P3">int hashCode();</text:p>
      <text:p text:style-name="P2">The hash code should combine both the class and fetch group name. The hash codes for two equal instances (fetch group instances representing the same persistent type and the same fetch group name) must be identical.</text:p>
      <text:p text:style-name="P3">boolean equals(Object other);</text:p>
      <text:p text:style-name="P2">The <text:span text:style-name="T1">equals</text:span> method must compare the class for identity and the fetch group name for equality.</text:p>
      <text:p text:style-name="P3">String getName();</text:p>
      <text:p text:style-name="P2">Get the name of this <text:span text:style-name="T1">FetchGroup</text:span>. The name is set only in the factory method.</text:p>
      <text:p text:style-name="P3"><text:soft-page-break/>Class getType();</text:p>
      <text:p text:style-name="P2">Get the persistent type (class or interface) of this <text:span text:style-name="T1">FetchGroup</text:span>. The persistent type is set only in the factory method.</text:p>
      <text:p text:style-name="P3">boolean getPostLoad();</text:p>
      <text:p text:style-name="P2">Get the <text:span text:style-name="T1">post-load</text:span> property of this FetchGroup.</text:p>
      <text:p text:style-name="P3">FetchGroup setPostLoad(boolean postLoad);</text:p>
      <text:p text:style-name="P2">Set the <text:span text:style-name="T1">post-load</text:span> property of this FetchGroup.</text:p>
      <text:p text:style-name="P3">FetchGroup addMember(String memberName);</text:p>
      <text:p text:style-name="P2">Add the named member (field or property) to the set of members in this <text:span text:style-name="T1">FetchGroup</text:span>. The parameter is the name of a member to add to the <text:span text:style-name="T1">FetchGroup</text:span>. <text:span text:style-name="T1">JDOUserException</text:span> is thrown if the parameter is not the name of a member of the persistent type.</text:p>
      <text:p text:style-name="P3">FetchGroup addMembers(String... memberNames);</text:p>
      <text:p text:style-name="P2">Add the member (field or property) to the set of members in this FetchGroup. Duplicates are ignored. The parameter is an array of names of members to add to the FetchGroup. <text:span text:style-name="T1">JDOUserException</text:span> is thrown if any element of the parameter is not the name of a member. </text:p>
      <text:p text:style-name="P3">FetchGroup removeMember(String memberName);</text:p>
      <text:p text:style-name="P2">Remove the member (field or property) from the set of members in this FetchGroup. <text:span text:style-name="T1">JDOUserException</text:span> is thrown if the parameter is not the name of a member of the persistent type.</text:p>
      <text:p text:style-name="P3">FetchGroup removeMembers(String... memberNames);</text:p>
      <text:p text:style-name="P2">Remove the member (field or property) from the set of members in this FetchGroup. Duplicates in the parameter list are eliminated before removing them from the membership. <text:span text:style-name="T1">JDOUserException</text:span> is thrown if any element of the parameter is not the name of a member.</text:p>
      <text:p text:style-name="P3">FetchGroup addCategory(String categoryName);</text:p>
      <text:p text:style-name="P2">Add the members (fields or properties) of the named category to the set of members in this <text:span text:style-name="T1">FetchGroup</text:span>. This method first resolves the category name to a set of members and then adds the members as if <text:span text:style-name="T1">addMembers</text:span> was called. After this method executes, the category is not remembered.</text:p>
      <text:p text:style-name="P3">FetchGroup removeCategory(String categoryName);</text:p>
      <text:p text:style-name="P2">Remove the members (fields or properties) of the named category from the set of members in this <text:span text:style-name="T1">FetchGroup</text:span>. This method first resolves the category name to a set of members and then removes the members as if <text:span text:style-name="T1">removeMembers</text:span> was called. After this method executes, the category is not remembered.</text:p>
      <text:p text:style-name="P4">FetchGroup setRecursionDepth(String memberName, int recursionDepth);</text:p>
      <text:p text:style-name="P2">Set the <text:span text:style-name="T1">recursion-depth</text:span> for this member. The default is 1. A value of 0 means don't fetch the member (as if the member were omitted entirely). A value of -1 means fetch all instances reachable via this member.</text:p>
      <text:p text:style-name="P3">int getRecursionDepth(String memberName);</text:p>
      <text:p text:style-name="P2">Get the recursion-depth for this member.</text:p>
      <text:p text:style-name="P3"><text:soft-page-break/>Set getMembers();</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span text:style-name="T1">FetchGroup</text:span>.</text:p>
      <text:p text:style-name="P3">FetchGroup setUnmodifiable();</text:p>
      <text:p text:style-name="P2">Make this <text:span text:style-name="T1">FetchGroup</text:span> unmodifiable. If already unmodifiable, this method has no effect.</text:p>
      <text:p text:style-name="P3">boolean isUnmodifiable();</text:p>
      <text:p text:style-name="P2">Return whether this <text:span text:style-name="T1">FetchGroup</text:span>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0"><draw:image xlink:href="Pictures/2000000700000FB5000000C94FDA4EAC.wmf" xlink:type="simple" xlink:show="embed" xlink:actuate="onLoad"/></draw:frame></text:p>
      <text:h text:style-name="P14" text:outline-level="2">Flushing instances</text:h>
      <text:p text:style-name="P10"><text:span text:style-name="T2">A12.8-2 [</text:span>void flush();</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datastore connection and synchronizes the cache with the datastore using this connection. The connection obtained by this method is held until the end of the transaction.]</text:p>
      <text:p text:style-name="P10"><text:span text:style-name="T2">A12.8-3 [</text:span>void checkConsistency();</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flush instances as if flush() were called, but it is not required to do so.</text:p>
      <text:p text:style-name="P2">If an optimistic transaction is active, this method obtains a datastore connection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 </text:p>
      <text:p text:style-name="P9"><draw:frame draw:style-name="fr1" draw:name="9" text:anchor-type="as-char" svg:width="2.7917in" svg:height="0.1346in" draw:z-index="0"><draw:image xlink:href="Pictures/2000000700000FB5000000C94FDA4EAC.wmf" xlink:type="simple" xlink:show="embed" xlink:actuate="onLoad"/></draw:frame></text:p>
      <text:h text:style-name="P14" text:outline-level="2">Transaction completion</text:h>
      <text:p text:style-name="P2">Transaction completion management is delegated to the associated <text:span text:style-name="T1">Transaction</text:span> instance .</text:p>
      <text:p text:style-name="P9"><text:soft-page-break/><draw:frame draw:style-name="fr1" draw:name="10" text:anchor-type="as-char" svg:width="2.7917in" svg:height="0.1346in" draw:z-index="0"><draw:image xlink:href="Pictures/2000000700000FB5000000C94FDA4EAC.wmf" xlink:type="simple" xlink:show="embed" xlink:actuate="onLoad"/></draw:frame></text:p>
      <text:h text:style-name="P14" text:outline-level="2">Multithreaded Synchronization</text:h>
      <text:p text:style-name="P2">The application might require the <text:span text:style-name="T1">PersistenceManager</text:span> to synchronize internally to avoid corruption of data structures due to multiple application threads. This synchronization is not required when the flag <text:span text:style-name="T1">Multithreaded</text:span> is set to <text:span text:style-name="T1">false</text:span>.</text:p>
      <text:p text:style-name="P10">void setMultithreaded (boolean flag);</text:p>
      <text:p text:style-name="P10">boolean getMultithreaded();</text:p>
      <text:p text:style-name="P2">NOTE: When the <text:span text:style-name="T1">Multithreaded</text:span><text:span text:style-name="T8">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default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span text:style-name="T1">Multithreaded</text:span> is set to <text:span text:style-name="T1">true</text:span>.</text:p>
      <text:p text:style-name="P2">The application may choose to perform its own synchronization, and indicate this to the implementation by setting the <text:span text:style-name="T1">Multithreaded</text:span> flag to <text:span text:style-name="T1">false</text:span>. In this case, the JDO implementation is not required to implement any additional synchronizations, although it is permitted to do so.</text:p>
      <text:p text:style-name="P2">A12.7-1 [If PersistenceManager.setMultithreaded is called with a value of true, then the JDO implementation must perform synchronizations to support multiple application threads. A value of true will be returned when getMultithreaded is called. In testing, multi-threading should be turned on and then multi-threading tests should be run..]</text:p>
      <text:p text:style-name="P2">A12.7-2 [If PersistenceManager.setMultithreaded is called with a value of false, a value of false will be returned when getMultithreaded is called.]</text:p>
      <text:p text:style-name="P9"><draw:frame draw:style-name="fr1" draw:name="11" text:anchor-type="as-char" svg:width="2.7917in" svg:height="0.1346in" draw:z-index="0"><draw:image xlink:href="Pictures/2000000700000FB5000000C94FDA4EAC.wmf" xlink:type="simple" xlink:show="embed" xlink:actuate="onLoad"/></draw:frame></text:p>
      <text:h text:style-name="P14" text:outline-level="2">User associated objects</text:h>
      <text:p text:style-name="P2">A12.8-1 [The application might manage <text:span text:style-name="T1">PersistenceManager</text:span> instances by using an associated object for bookkeeping purposes. These methods allow the user to manage the associated object.</text:p>
      <text:p text:style-name="P10">void setUserObject (Object o);</text:p>
      <text:p text:style-name="P10">Object getUserObject ();<text:span text:style-name="T2">]</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PersistenceManager. </text:p>
      <text:p text:style-name="P2">There are no restrictions on values. Keys must not be null. For proper behavior, the keys must be immutable (e.g. java.lang.String, java.lang.Integer, etc.) or the keys’ identity (to the extent that it modifies the behavior of equals and hashCode methods) must not change while a user object is associated with the key. This behavior is not enforced by the PersistenceManager.</text:p>
      <text:p text:style-name="P10"><text:span text:style-name="T2">A12.11-1 [</text:span>Object putUserObject(Object key, Object value);</text:p>
      <text:p text:style-name="P2"><text:soft-page-break/>This method models the put method of Map. The current value associated with the key is returned and replaced by the parameter value. If the parameter value is null, the implementation may remove the entry from the table of managed key/value pairs.</text:p>
      <text:p text:style-name="P2">Object removeUserObject(Object key);</text:p>
      <text:p text:style-name="P2">This method models the remove method of Map. The current value associated with the key is returned and removed.</text:p>
      <text:p text:style-name="P2">Object getUserObject(Object key);</text:p>
      <text:p text:style-name="P2">This method models the get method of Map. The current value associated with the key is returned. If the key is not found in the table, null is returned.]</text:p>
      <text:p text:style-name="P9"><draw:frame draw:style-name="fr1" draw:name="12" text:anchor-type="as-char" svg:width="2.7917in" svg:height="0.1346in" draw:z-index="0"><draw:image xlink:href="Pictures/2000000700000FB5000000C94FDA4EAC.wmf" xlink:type="simple" xlink:show="embed" xlink:actuate="onLoad"/></draw:frame></text:p>
      <text:h text:style-name="P14" text:outline-level="2">PersistenceManagerFactory</text:h>
      <text:p text:style-name="P2">A12.12-1 [The application might need to get the <text:span text:style-name="T1">PersistenceManagerFactory</text:span> that created this <text:span text:style-name="T1">PersistenceManager</text:span>. If the <text:span text:style-name="T1">PersistenceManager</text:span> was created using a constructor, then this call returns <text:span text:style-name="T1">null</text:span>.]</text:p>
      <text:p text:style-name="P3">PersistenceManagerFactory getPersistenceManagerFactory();</text:p>
      <text:p text:style-name="P2">A12.9-1 [This methos returns the PersistenceManagerFactory that created this PersistenceManager.]</text:p>
      <text:p text:style-name="P9"><draw:frame draw:style-name="fr1" draw:name="13" text:anchor-type="as-char" svg:width="2.7917in" svg:height="0.1346in" draw:z-index="0"><draw:image xlink:href="Pictures/2000000700000FB5000000C94FDA4EAC.wmf" xlink:type="simple" xlink:show="embed" xlink:actuate="onLoad"/></draw:frame></text:p>
      <text:h text:style-name="P14" text:outline-level="2">ObjectId class management</text:h>
      <text:p text:style-name="P2">In order for the application to construct instances of the <text:span text:style-name="T1">ObjectId</text:span> class, there is a method that returns the <text:span text:style-name="T1">ObjectId</text:span> class given the persistence capable class.</text:p>
      <text:p text:style-name="P10">Class getObjectIdClass (Class pcClass);</text:p>
      <text:p text:style-name="P2">A12.10-1 [This method returns the class of the object id for the given class.] This method returns the class specified by the application for persistence capable classes that use application (primary key) JDO identity.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A12.10-2 [a call to PersistenceManager.getObjectIdClass returns null if the class is abstract or not persistence-capable, or the parameter is null.]</text:p>
      <text:p text:style-name="P2">A12.13-1 [If the implementation does not support application identity, and the class is defined in the jdo metadata to use application identity, then <text:span text:style-name="T1">null</text:span> is returned.]</text:p>
      <text:p text:style-name="P10"><text:span text:style-name="T2">A12.13-2 [</text:span>Object newObjectIdInstance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 The <text:span text:style-name="T1">key</text:span> argument is the value of the key field for single field identity. </text:p>
      <text:p text:style-name="P2">This method is portable for datastore identity and application identity. </text:p>
      <text:p text:style-name="P9"><text:soft-page-break/><draw:frame draw:style-name="fr1" draw:name="14" text:anchor-type="as-char" svg:width="2.7917in" svg:height="0.1346in" draw:z-index="0"><draw:image xlink:href="Pictures/2000000700000FB5000000C94FDA4EAC.wmf" xlink:type="simple" xlink:show="embed" xlink:actuate="onLoad"/></draw:frame></text:p>
      <text:h text:style-name="P14" text:outline-level="2">Sequence </text:h>
      <text:p text:style-name="P2">The JDO metadata defines named sequence value object generators, or simply, sequences. A sequence implements the javax.jdo.datastore.Sequence interface. </text:p>
      <text:p text:style-name="P2">The behavior of the sequence with regard to transactions and rolling over maximum values is specified in the metadata.</text:p>
      <text:p text:style-name="P2">Note that there is no portable way for a user-defined sequence to implement the Sequence interface. In particular, the getName method might not return the name of the sequence, and the transactional behavior of the sequence as specified by the user in metadata might not be implemented. A future version of the specification might add a sequence factory spi to enable portable user-defined sequences.</text:p>
      <text:p text:style-name="P2">A12.14-1 [The PersistenceManager provides a method to retrieve a Sequence by name.</text:p>
      <text:p text:style-name="P10">Sequence getSequence(String name);</text:p>
      <text:p text:style-name="P2">If the named sequence does not exist, JDOUserException is thrown.]</text:p>
      <text:p text:style-name="P2">The name is the scoped name of the sequence , which uses the standard Java package naming. For example, a sequence might be named “com.acme.hr.EmployeeSequence”.</text:p>
      <text:p text:style-name="P10">package javax.jdo.datastore;</text:p>
      <text:p text:style-name="P10">public interface Sequence {</text:p>
      <text:p text:style-name="P10"><text:span text:style-name="T2"><text:tab/>A12.14-2 [</text:span>String getName();</text:p>
      <text:p text:style-name="P2">This method returns the fully qualified name of the Sequence.]</text:p>
      <text:p text:style-name="P10"><text:span text:style-name="T2"><text:tab/>A12.14-3 [</text:span>Object next();</text:p>
      <text:p text:style-name="P2">This method returns the next sequence value object. The sequence might be protected by transactional semantics, in which case the sequence value object will be reused if the transaction in which the sequence value object was obtained rolls back.]</text:p>
      <text:p text:style-name="P10"><text:tab/>void allocate(int additional);</text:p>
      <text:p text:style-name="P2">This method is a hint to the implementation that the application needs the additional number of sequence value objects in short order. There is no externally visible behavior of this method. It is used to potentially improve the efficiency of the algorithm of obtaining additional sequence value objects.</text:p>
      <text:p text:style-name="P10"><text:span text:style-name="T2"><text:tab/>A12.14-4 [</text:span>Object current();</text:p>
      <text:p text:style-name="P2">This method returns the current sequence value object if it is available. It is intended to return a sequence value object previously used.] The implementation might choose to return null for all cases or for any cases where a current sequence value object is not available.</text:p>
      <text:p text:style-name="P10"><text:span text:style-name="T2"><text:tab/>A12.14-5 [</text:span>long nextValue();</text:p>
      <text:p text:style-name="P2">This method returns the next sequence value as a long if it is available and able to be converted to a number]. It is equivalent to ((Long)next()).longValue().</text:p>
      <text:p text:style-name="P10"><text:span text:style-name="T2"><text:tab/>A12.14-6 [</text:span>long currentValue();</text:p>
      <text:p text:style-name="P2">This method returns the current sequence value as a long if it is available and able to be converted to a number.] It is equivalent to ((Long)current()).longValue().</text:p>
      <text:p text:style-name="P2"><text:soft-page-break/>}</text:p>
      <text:p text:style-name="P9"><draw:frame draw:style-name="fr1" draw:name="15" text:anchor-type="as-char" svg:width="2.7917in" svg:height="0.1346in" draw:z-index="0"><draw:image xlink:href="Pictures/2000000700000FB5000000C94FDA4EAC.wmf" xlink:type="simple" xlink:show="embed" xlink:actuate="onLoad"/></draw:frame></text:p>
      <text:h text:style-name="P14"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InstanceLifecycleListener {</text:p>
      <text:p text:style-name="P10">}</text:p>
      <text:p text:style-name="P10">public interface CreateLifecycleListener </text:p>
      <text:p text:style-name="P10"><text:tab/>extends InstanceLifecycleListener {</text:p>
      <text:p text:style-name="P10"><text:span text:style-name="T2">A12.15-1 [</text:span>void postCreate(InstanceLifecycleEvent event);</text:p>
      <text:p text:style-name="P10">}</text:p>
      <text:p text:style-name="P2">This method is called whenever a persistent instance is created, during makePersistent. It is called after the instance transitions to persistent-new.]</text:p>
      <text:p text:style-name="P2">package javax.jdo.listener;</text:p>
      <text:p text:style-name="P10">public interface LoadLifecycleListener </text:p>
      <text:p text:style-name="P10"><text:tab/>extends InstanceLifecycleListener {</text:p>
      <text:p text:style-name="P10"><text:span text:style-name="T2">A12.15-2 [</text:span>void postLoad(InstanceLifecycleEvent event);</text:p>
      <text:p text:style-name="P10">}</text:p>
      <text:p text:style-name="P2">This method is called whenever a persistent instance is loaded. It is called after the jdoPostLoad method is invoked on the instance.]</text:p>
      <text:p text:style-name="P10">package javax.jdo.listener;</text:p>
      <text:p text:style-name="P10">public interface StoreLifecycleListener </text:p>
      <text:p text:style-name="P10"><text:tab/>extends InstanceLifecycleListener {</text:p>
      <text:p text:style-name="P10"><text:span text:style-name="T2">A12.15-3 [</text:span>void preStore(InstanceLifecycleEvent event);</text:p>
      <text:p text:style-name="P10">}</text:p>
      <text:p text:style-name="P2">This method is called whenever a persistent instance is stored, for example during flush or commit. It is called before the jdoPreStore method is invoked on the instance.] An object identity for a persistent-new instance might not have been assigned to the instance when this callback is invoked.</text:p>
      <text:p text:style-name="P10"><text:span text:style-name="T2">A12.15-4 [</text:span>void postStore(InstanceLifecycleEvent event);</text:p>
      <text:p text:style-name="P10">}</text:p>
      <text:p text:style-name="P2">This method is called whenever a persistent instance is stored, for example during flush or commit. It is called after the jdoPreStore method is invoked on the instance. An object identity for a persistent-new instance must have been assigned to the instance when this callback is invoked.]</text:p>
      <text:p text:style-name="P10">package javax.jdo.listener;</text:p>
      <text:p text:style-name="P10">public interface ClearLifecycleListener </text:p>
      <text:p text:style-name="P10"><text:soft-page-break/><text:tab/>extends InstanceLifecycleListener {</text:p>
      <text:p text:style-name="P10"><text:span text:style-name="T2">A12.15-5 [</text:span>void preClear(InstanceLifecycleEvent event);</text:p>
      <text:p text:style-name="P10">}</text:p>
      <text:p text:style-name="P2">This method is called whenever a persistent instance is cleared, for example during afterCompletion. It is called before the jdoPreClear method is invoked on the instance.]</text:p>
      <text:p text:style-name="P10"><text:span text:style-name="T2">A12.15-6 [</text:span>void postClear(InstanceLifecycleEvent event);</text:p>
      <text:p text:style-name="P2">This method is called whenever a persistent instance is cleared, for example during afterCompletion. It is called after the jdoPreClear method is invoked on the instance and the fields have been cleared by the JDO implementation.]</text:p>
      <text:p text:style-name="P10">package javax.jdo.listener;</text:p>
      <text:p text:style-name="P10">public interface DeleteLifecycleListener </text:p>
      <text:p text:style-name="P10"><text:tab/>extends InstanceLifecycleListener {</text:p>
      <text:p text:style-name="P10"><text:span text:style-name="T2">A12.15-7 [</text:span>void preDelete(InstanceLifecycleEvent event);</text:p>
      <text:p text:style-name="P2">This method is called whenever a persistent instance is deleted, during deletePersistent. It is called before the state transition and before the jdoPreDelete method is invoked on the instance.]</text:p>
      <text:p text:style-name="P10"><text:span text:style-name="T2">A12.15-8 [</text:span>void postDelete(InstanceLifecycleEvent event);</text:p>
      <text:p text:style-name="P10">}</text:p>
      <text:p text:style-name="P2">This method is called whenever a persistent instance is deleted, during deletePersistent. It is called after the jdoPreDelete method is invoked on the instance and after the state transition].</text:p>
      <text:p text:style-name="P10">package javax.jdo.listener;</text:p>
      <text:p text:style-name="P10">public interface DirtyLifecycleListener </text:p>
      <text:p text:style-name="P10"><text:tab/>extends InstanceLifecycleListener {</text:p>
      <text:p text:style-name="P10"><text:span text:style-name="T2">A12.15-9 [</text:span>void preDirty(InstanceLifecycleEvent event);</text:p>
      <text:p text:style-name="P10">}</text:p>
      <text:p text:style-name="P2">This method is called whenever a persistent clean instance is first made dirty, during an operation that modifies the value of a persistent or transactional field. It is called before the field value is changed.] During this method, the instance responds false to isDirty. During this method, fields in the source instance and others might be changed, but this method will only be invoked once until the instance is no longer dirty. </text:p>
      <text:p text:style-name="P10"><text:span text:style-name="T2">A12.15-10 [</text:span>void postDirty(InstanceLifecycleEvent event);</text:p>
      <text:p text:style-name="P10">}</text:p>
      <text:p text:style-name="P2">This method is called whenever a persistent clean instance is first made dirty, during an operation that modifies the value of a persistent or transactional field. It is called after the field value was changed.] During this method, the instance responds true to isDirty. During this method, fields in the source instance and others might be changed, but this method will only be invoked once until the instance is no longer dirty. </text:p>
      <text:p text:style-name="P10">package javax.jdo.listener;</text:p>
      <text:p text:style-name="P10">public interface DetachLifecycleListener </text:p>
      <text:p text:style-name="P10"><text:tab/>extends InstanceLifecycleListener {</text:p>
      <text:p text:style-name="P10"><text:soft-page-break/><text:span text:style-name="T2">A12.15-11 [</text:span>void preDetach(InstanceLifecycleEvent event);</text:p>
      <text:p text:style-name="P10">}</text:p>
      <text:p text:style-name="P2">This method is called before a persistent instance is copied for detachment. It is called before the jdoPreDetach callback.] </text:p>
      <text:p text:style-name="P10"><text:span text:style-name="T2">A12.15-12 [</text:span>void postDetach(InstanceLifecycleEvent event);</text:p>
      <text:p text:style-name="P10">}</text:p>
      <text:p text:style-name="P2">This method is called whenever a persistent instance is copied for detachment. The source instance is the detached copy; the target instance is the persistent instance. It is called after the jdoPostDetach callback on the detached copy.]</text:p>
      <text:p text:style-name="P10">package javax.jdo.listener;</text:p>
      <text:p text:style-name="P10">public interface AttachLifecycleListener </text:p>
      <text:p text:style-name="P10"><text:tab/>extends InstanceLifecycleListener {</text:p>
      <text:p text:style-name="P10"><text:span text:style-name="T2">A12.15-13 [</text:span>void preAttach(InstanceLifecycleEvent event);</text:p>
      <text:p text:style-name="P10">}</text:p>
      <text:p text:style-name="P2">This method is called before a detached instance is attached, via the makePersistent method. The source instance is the detached instance. This method is called before the corresponding jdoPreAttach on the detached instance.]</text:p>
      <text:p text:style-name="P10"><text:span text:style-name="T2">A12.15-14 [</text:span>void postAttach(InstanceLifecycleEvent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jdoPostAttach on the persistent instance.]</text:p>
      <text:h text:style-name="P12" text:outline-level="4"><text:tab/><text:tab/>InstanceLifecycleEvent</text:h>
      <text:p text:style-name="P2">This class is provided as part of the javax.jdo.listener package. </text:p>
      <text:p text:style-name="P2">Note that although InstanceLifecycleEvent inherits Serializable interface from EventObject, it is not intended to be Serializable. Appropriate <text:s/>serialization methods are implemented to throw NotSerializableException.</text:p>
      <text:p text:style-name="P10">package javax.jdo.listener;</text:p>
      <text:p text:style-name="P10">public class InstanceLifecycleEvent </text:p>
      <text:p text:style-name="P10"><text:tab/>extends java.util.EventObject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text:soft-page-break/>int getEventType();</text:p>
      <text:p text:style-name="P2">This method returns the event type that triggered the event.</text:p>
      <text:p text:style-name="P10">InstanceLifecycleEvent(int type, Object source);</text:p>
      <text:p text:style-name="P2">This constructor creates an instance with the type, and source object.</text:p>
      <text:p text:style-name="P10">InstanceLifecycleEvent(int type, Object source, Object target);</text:p>
      <text:p text:style-name="P2">This constructor creates an instance with the type, source, and target objects. </text:p>
      <text:p text:style-name="P10">Object getSource();</text:p>
      <text:p text:style-name="P2">This method returns the object for which the event was triggered. This method is inherited from the EventObject class.</text:p>
      <text:p text:style-name="P10">Object getTarget();</text:p>
      <text:p text:style-name="P2">This method returns the “other” object associated with the event. Specifically, the target object is the detached instance in the case of postAttach, and the persistent instance in the case of postDetach. The target must be null for all other cases.</text:p>
      <text:p text:style-name="P10">Object getPersistentInstance();</text:p>
      <text:p text:style-name="P2">This method returns the persistent instance for which the event was triggered. This method is a convenience method that returns the source or target depending on the event.</text:p>
      <text:p text:style-name="P10">Object getDetachedInstance();</text:p>
      <text:p text:style-name="P2">This method returns the detached instance for which the event was triggered. This method is a convenience method that returns the source or target depending on the event.</text:p>
      <text:p text:style-name="P10">}</text:p>
      <text:p text:style-name="P10">void addInstanceLifecycleListener (InstanceLifecycleListener listener, Class... classes);</text:p>
      <text:p text:style-name="P2">This PersistenceManager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removeInstanceLifecycleListener (InstanceLifecycleListener listener);</text:p>
      <text:p text:style-name="P2">This PersistenceManager method removes the listener from the list of event listeners.</text:p>
      <text:p text:style-name="P9"><draw:frame draw:style-name="fr1" draw:name="16" text:anchor-type="as-char" svg:width="2.7917in" svg:height="0.1346in" draw:z-index="0"><draw:image xlink:href="Pictures/2000000700000FB5000000C94FDA4EAC.wmf" xlink:type="simple" xlink:show="embed" xlink:actuate="onLoad"/></draw:frame></text:p>
      <text:h text:style-name="P14" text:outline-level="2">Access to internal datastore connection</text:h>
      <text:p text:style-name="P2">In order for the application to perform some datastore-specific functions, such as to execute a query that is not directly supported by JDO, applications might need access to the datastore connection used by the JDO implementation. This method returns a wrapped connection that can be cast to the appropriate datastore connection and used by the application.</text:p>
      <text:p text:style-name="P2"><text:soft-page-break/>The capability to get the datastore connection is indicated by the optional feature string javax.jdo.option.GetDataStoreConnection.</text:p>
      <text:p text:style-name="P10">package javax.jdo.datastore;</text:p>
      <text:p text:style-name="P10">public interface JDOConnection {</text:p>
      <text:p text:style-name="P10"><text:tab/>Object getNativeConnection();</text:p>
      <text:p text:style-name="P10"><text:tab/>void close();</text:p>
      <text:p text:style-name="P10">}</text:p>
      <text:p text:style-name="P10"><text:span text:style-name="T2">A12.16-1 [</text:span>JDOConnection getDataStoreConnection();</text:p>
      <text:p text:style-name="P2">If this method is called while a JDO transaction is active, it is equivalent to calling <text:span text:style-name="T1">getDataStoreConnection(true)</text:span> . If this method is called outside an active JDO transaction, it is equivalent to calling <text:span text:style-name="T1">getDataStoreConnection(false)</text:span>. ]</text:p>
      <text:p text:style-name="P10"><text:span text:style-name="T2">A12.16-2 [</text:span>JDOConnection getDataStoreConnection(boolean enlist);</text:p>
      <text:p text:style-name="P2">With the enlist parameter false, the native connection returned by getNativeConnection will not be enlisted in any native transaction. </text:p>
      <text:p text:style-name="P2">With the enlist parameter true, and there is no active JDO transaction, a JDOUserException is thrown. With the enlist parameter true, with an active JDO transaction, the native connection returned by getNativeConnection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span text:style-name="T1">JDOConnection</text:span>.</text:p>
      <text:p text:style-name="P2">An enlisted <text:span text:style-name="T1">JDOConnection</text:span> must be returned to the JDO implementation by the application by calling its close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close method on the object.</text:p>
      <text:p text:style-name="P2">For JDOR implementations</text:p>
      <text:p text:style-name="P6">•<text:tab/>the <text:span text:style-name="T1">JDOConnection</text:span> obtained by <text:span text:style-name="T1">getDataStoreConnection</text:span> implements <text:span text:style-name="T1">java.sql.Connection</text:span>.</text:p>
      <text:p text:style-name="P6">•<text:tab/>The application returns a JDBC Connection to the JDO implementation by calling its <text:span text:style-name="T1">close()</text:span> method.</text:p>
      <text:h text:style-name="P13" text:outline-level="4"><text:bookmark text:name="X-101871284"/><text:tab/><text:tab/>SQL Portability</text:h>
      <text:p text:style-name="P2">For portability, a JDBC-based JDO implementation will return an instance that implements java.sql.Connection.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0"><draw:image xlink:href="Pictures/2000000700000FB5000000C94FDA4EAC.wmf" xlink:type="simple" xlink:show="embed" xlink:actuate="onLoad"/></draw:frame></text:p>
      <text:h text:style-name="P14" text:outline-level="2">Server Date</text:h>
      <text:p text:style-name="P2">java.util.Date getServerDate();</text:p>
      <text:p text:style-name="P2"><text:soft-page-break/>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text:a xlink:type="simple" xlink:href="#R-1061484">“</text:a><text:a xlink:type="simple" xlink:href="#R-1061484"><text:bookmark-ref text:reference-format="text" text:ref-name="-1061484T">Error: Reference source not found</text:bookmark-ref></text:a><text:a xlink:type="simple" xlink:href="#R-1061484">” on page 102</text:a>.</text:p>
      <text:p text:style-name="P9"><draw:frame draw:style-name="fr1" draw:name="18" text:anchor-type="as-char" svg:width="2.7917in" svg:height="0.1346in" draw:z-index="0"><draw:image xlink:href="Pictures/2000000700000FB5000000C94FDA4EAC.wmf" xlink:type="simple" xlink:show="embed" xlink:actuate="onLoad"/></draw:frame></text:p>
      <text:h text:style-name="P14" text:outline-level="2">Serialization</text:h>
      <text:p text:style-name="P2">Serializing or externalizing a persistence manager is an optional feature of a jdo implementation. An implementation of <text:span text:style-name="T1">PersistenceManager</text:span> (including <text:span text:style-name="T1">PersistenceManager</text:span>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serialization refers to both serialization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serialization. </text:p>
      <text:p text:style-name="P2">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Serialization must only be done when there is no datastore transaction enlisted. That is, a datastore transaction must not be active; and if an optimistic transaction is active, <text:span text:style-name="T1">flush</text:span>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1:21.29</meta:creation-date>
    <meta:editing-duration>PT5M36S</meta:editing-duration>
    <meta:generator>OpenOffice.org/3.4$Win32 OpenOffice.org_project/340m1$Build-9590</meta:generator>
    <dc:title>JDO_Chapter</dc:title>
    <dc:date>2012-07-09T20:31:55.51</dc:date>
    <meta:document-statistic meta:table-count="0" meta:image-count="19" meta:object-count="0" meta:page-count="39" meta:paragraph-count="759" meta:word-count="15037" meta:character-count="1025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